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Chronology.A43" style:family="table-cell">
      <style:table-cell-properties fo:padding="0.0382in" fo:border-left="none" fo:border-right="none" fo:border-top="none" fo:border-bottom="0.05pt solid #000000"/>
    </style:style>
    <style:style style:name="Chronology.B43" style:family="table-cell">
      <style:table-cell-properties fo:padding="0.0382in" fo:border-left="none" fo:border-right="none" fo:border-top="none" fo:border-bottom="0.05pt solid #000000"/>
    </style:style>
    <style:style style:name="Chronology.A44" style:family="table-cell">
      <style:table-cell-properties fo:padding="0.0382in" fo:border-left="none" fo:border-right="none" fo:border-top="none" fo:border-bottom="0.05pt solid #000000"/>
    </style:style>
    <style:style style:name="Chronology.B44" style:family="table-cell">
      <style:table-cell-properties fo:padding="0.0382in" fo:border-left="none" fo:border-right="none" fo:border-top="none" fo:border-bottom="0.05pt solid #000000"/>
    </style:style>
    <style:style style:name="Chronology.A45" style:family="table-cell">
      <style:table-cell-properties fo:padding="0.0382in" fo:border-left="none" fo:border-right="none" fo:border-top="none" fo:border-bottom="0.05pt solid #000000"/>
    </style:style>
    <style:style style:name="Chronology.B45" style:family="table-cell">
      <style:table-cell-properties fo:padding="0.0382in" fo:border-left="none" fo:border-right="none" fo:border-top="none" fo:border-bottom="0.05pt solid #000000"/>
    </style:style>
    <style:style style:name="Chronology.A46" style:family="table-cell">
      <style:table-cell-properties fo:padding="0.0382in" fo:border-left="none" fo:border-right="none" fo:border-top="none" fo:border-bottom="0.05pt solid #000000"/>
    </style:style>
    <style:style style:name="Chronology.B46" style:family="table-cell">
      <style:table-cell-properties fo:padding="0.0382in" fo:border-left="none" fo:border-right="none" fo:border-top="none" fo:border-bottom="0.05pt solid #000000"/>
    </style:style>
    <style:style style:name="Chronology.A47" style:family="table-cell">
      <style:table-cell-properties fo:padding="0.0382in" fo:border-left="none" fo:border-right="none" fo:border-top="none" fo:border-bottom="0.05pt solid #000000"/>
    </style:style>
    <style:style style:name="Chronology.B47" style:family="table-cell">
      <style:table-cell-properties fo:padding="0.0382in" fo:border-left="none" fo:border-right="none" fo:border-top="none" fo:border-bottom="0.05pt solid #000000"/>
    </style:style>
    <style:style style:name="Chronology.A48" style:family="table-cell">
      <style:table-cell-properties fo:padding="0.0382in" fo:border-left="none" fo:border-right="none" fo:border-top="none" fo:border-bottom="0.05pt solid #000000"/>
    </style:style>
    <style:style style:name="Chronology.B48" style:family="table-cell">
      <style:table-cell-properties fo:padding="0.0382in" fo:border-left="none" fo:border-right="none" fo:border-top="none" fo:border-bottom="0.05pt solid #000000"/>
    </style:style>
    <style:style style:name="Chronology.A49" style:family="table-cell">
      <style:table-cell-properties fo:padding="0.0382in" fo:border-left="none" fo:border-right="none" fo:border-top="none" fo:border-bottom="0.05pt solid #000000"/>
    </style:style>
    <style:style style:name="Chronology.B49" style:family="table-cell">
      <style:table-cell-properties fo:padding="0.0382in" fo:border-left="none" fo:border-right="none" fo:border-top="none" fo:border-bottom="0.05pt solid #000000"/>
    </style:style>
    <style:style style:name="Chronology.A50" style:family="table-cell">
      <style:table-cell-properties fo:padding="0.0382in" fo:border-left="none" fo:border-right="none" fo:border-top="none" fo:border-bottom="0.05pt solid #000000"/>
    </style:style>
    <style:style style:name="Chronology.B50" style:family="table-cell">
      <style:table-cell-properties fo:padding="0.0382in" fo:border-left="none" fo:border-right="none" fo:border-top="none" fo:border-bottom="0.05pt solid #000000"/>
    </style:style>
    <style:style style:name="Chronology.A51" style:family="table-cell">
      <style:table-cell-properties fo:padding="0.0382in" fo:border-left="none" fo:border-right="none" fo:border-top="none" fo:border-bottom="0.05pt solid #000000"/>
    </style:style>
    <style:style style:name="Chronology.B51"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3fb853e" officeooo:paragraph-rsid="03fb853e"/>
    </style:style>
    <style:style style:name="P17" style:family="paragraph" style:parent-style-name="Text_20_body">
      <style:text-properties officeooo:rsid="02b0778a" officeooo:paragraph-rsid="03d56ef8"/>
    </style:style>
    <style:style style:name="P18" style:family="paragraph" style:parent-style-name="Text_20_body">
      <style:paragraph-properties fo:margin-top="0in" fo:margin-bottom="0in" loext:contextual-spacing="false"/>
      <style:text-properties officeooo:rsid="00b8ddd1" officeooo:paragraph-rsid="00b8ddd1"/>
    </style:style>
    <style:style style:name="P19" style:family="paragraph" style:parent-style-name="Text_20_body">
      <style:paragraph-properties fo:margin-top="0in" fo:margin-bottom="0in" loext:contextual-spacing="false"/>
      <style:text-properties officeooo:rsid="0204d5e5" officeooo:paragraph-rsid="020b9a91"/>
    </style:style>
    <style:style style:name="P20"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1" style:family="paragraph" style:parent-style-name="Text_20_body">
      <style:paragraph-properties fo:margin-top="0in" fo:margin-bottom="0in" loext:contextual-spacing="false"/>
      <style:text-properties officeooo:rsid="04073024" officeooo:paragraph-rsid="04073024"/>
    </style:style>
    <style:style style:name="P22" style:family="paragraph" style:parent-style-name="Text_20_body">
      <style:paragraph-properties fo:margin-top="0in" fo:margin-bottom="0in" loext:contextual-spacing="false" style:shadow="none"/>
      <style:text-properties officeooo:rsid="0264f0df" officeooo:paragraph-rsid="0264f0df"/>
    </style:style>
    <style:style style:name="P23" style:family="paragraph" style:parent-style-name="Table_20_Contents">
      <style:text-properties officeooo:rsid="0078363b" officeooo:paragraph-rsid="0078363b"/>
    </style:style>
    <style:style style:name="P24" style:family="paragraph" style:parent-style-name="Table_20_Contents">
      <style:text-properties officeooo:rsid="0079d7f3" officeooo:paragraph-rsid="0079d7f3"/>
    </style:style>
    <style:style style:name="P25" style:family="paragraph" style:parent-style-name="Table_20_Contents">
      <style:text-properties officeooo:rsid="00cd7200" officeooo:paragraph-rsid="00cd7200"/>
    </style:style>
    <style:style style:name="P26" style:family="paragraph" style:parent-style-name="Table_20_Contents">
      <style:text-properties officeooo:rsid="00d007ea" officeooo:paragraph-rsid="00d007ea"/>
    </style:style>
    <style:style style:name="P27" style:family="paragraph" style:parent-style-name="Table_20_Contents">
      <style:text-properties officeooo:rsid="00da87ab" officeooo:paragraph-rsid="00da87ab"/>
    </style:style>
    <style:style style:name="P28" style:family="paragraph" style:parent-style-name="Table_20_Contents">
      <style:text-properties officeooo:rsid="00de470f" officeooo:paragraph-rsid="00de470f"/>
    </style:style>
    <style:style style:name="P29" style:family="paragraph" style:parent-style-name="Table_20_Contents">
      <style:text-properties officeooo:rsid="01015011" officeooo:paragraph-rsid="01015011"/>
    </style:style>
    <style:style style:name="P30" style:family="paragraph" style:parent-style-name="Table_20_Contents">
      <style:text-properties officeooo:rsid="0102f44d" officeooo:paragraph-rsid="0102f44d"/>
    </style:style>
    <style:style style:name="P31" style:family="paragraph" style:parent-style-name="Table_20_Contents">
      <style:text-properties officeooo:rsid="011ab55a" officeooo:paragraph-rsid="011ab55a"/>
    </style:style>
    <style:style style:name="P32" style:family="paragraph" style:parent-style-name="Table_20_Contents">
      <style:text-properties officeooo:rsid="0120cb4b" officeooo:paragraph-rsid="0120cb4b"/>
    </style:style>
    <style:style style:name="P33" style:family="paragraph" style:parent-style-name="Table_20_Contents">
      <style:text-properties officeooo:rsid="0183ec5e" officeooo:paragraph-rsid="0183ec5e"/>
    </style:style>
    <style:style style:name="P34" style:family="paragraph" style:parent-style-name="Table_20_Contents">
      <style:text-properties officeooo:rsid="020e165b" officeooo:paragraph-rsid="020e165b"/>
    </style:style>
    <style:style style:name="P35" style:family="paragraph" style:parent-style-name="Table_20_Contents">
      <style:text-properties officeooo:rsid="020fb2c2" officeooo:paragraph-rsid="020fb2c2"/>
    </style:style>
    <style:style style:name="P36" style:family="paragraph" style:parent-style-name="Table_20_Contents">
      <style:text-properties officeooo:rsid="0214603c" officeooo:paragraph-rsid="0214603c"/>
    </style:style>
    <style:style style:name="P37" style:family="paragraph" style:parent-style-name="Table_20_Contents">
      <style:text-properties officeooo:rsid="0216a070" officeooo:paragraph-rsid="0216a070"/>
    </style:style>
    <style:style style:name="P38" style:family="paragraph" style:parent-style-name="Table_20_Contents">
      <style:text-properties officeooo:rsid="022ad215" officeooo:paragraph-rsid="022ad215"/>
    </style:style>
    <style:style style:name="P39" style:family="paragraph" style:parent-style-name="Table_20_Contents">
      <style:text-properties officeooo:rsid="0245ce62" officeooo:paragraph-rsid="0245ce62"/>
    </style:style>
    <style:style style:name="P40" style:family="paragraph" style:parent-style-name="Table_20_Contents">
      <style:text-properties officeooo:rsid="02476116" officeooo:paragraph-rsid="02476116"/>
    </style:style>
    <style:style style:name="P41" style:family="paragraph" style:parent-style-name="Table_20_Contents">
      <style:text-properties officeooo:rsid="02477db5" officeooo:paragraph-rsid="02477db5"/>
    </style:style>
    <style:style style:name="P42" style:family="paragraph" style:parent-style-name="Table_20_Contents">
      <style:text-properties officeooo:rsid="024b5738" officeooo:paragraph-rsid="024b5738"/>
    </style:style>
    <style:style style:name="P43" style:family="paragraph" style:parent-style-name="Table_20_Contents">
      <style:text-properties officeooo:rsid="024bd5ed" officeooo:paragraph-rsid="024bd5ed"/>
    </style:style>
    <style:style style:name="P44" style:family="paragraph" style:parent-style-name="Table_20_Contents">
      <style:text-properties officeooo:rsid="024c5e3b" officeooo:paragraph-rsid="024c5e3b"/>
    </style:style>
    <style:style style:name="P45" style:family="paragraph" style:parent-style-name="Table_20_Contents">
      <style:text-properties officeooo:paragraph-rsid="024c83e5"/>
    </style:style>
    <style:style style:name="P46" style:family="paragraph" style:parent-style-name="Table_20_Contents">
      <style:text-properties officeooo:rsid="024f33bf" officeooo:paragraph-rsid="024f33bf"/>
    </style:style>
    <style:style style:name="P47" style:family="paragraph" style:parent-style-name="Table_20_Contents">
      <style:text-properties officeooo:rsid="02508122" officeooo:paragraph-rsid="02508122"/>
    </style:style>
    <style:style style:name="P48" style:family="paragraph" style:parent-style-name="Table_20_Contents">
      <style:text-properties officeooo:rsid="02533220" officeooo:paragraph-rsid="02533220"/>
    </style:style>
    <style:style style:name="P49" style:family="paragraph" style:parent-style-name="Table_20_Contents">
      <style:text-properties officeooo:rsid="02d25533" officeooo:paragraph-rsid="02d25533"/>
    </style:style>
    <style:style style:name="P50" style:family="paragraph" style:parent-style-name="Table_20_Contents">
      <style:text-properties officeooo:rsid="02d5f112" officeooo:paragraph-rsid="02d5f112"/>
    </style:style>
    <style:style style:name="P51" style:family="paragraph" style:parent-style-name="Table_20_Contents">
      <style:text-properties officeooo:rsid="02d6800f" officeooo:paragraph-rsid="02d6800f"/>
    </style:style>
    <style:style style:name="P52" style:family="paragraph" style:parent-style-name="Table_20_Contents">
      <style:text-properties officeooo:rsid="02d73770" officeooo:paragraph-rsid="02d73770"/>
    </style:style>
    <style:style style:name="P53" style:family="paragraph" style:parent-style-name="Table_20_Contents">
      <style:text-properties officeooo:rsid="02dae2bb" officeooo:paragraph-rsid="02dae2bb"/>
    </style:style>
    <style:style style:name="P54" style:family="paragraph" style:parent-style-name="Table_20_Contents">
      <style:text-properties officeooo:rsid="02dfa987" officeooo:paragraph-rsid="02dfa987"/>
    </style:style>
    <style:style style:name="P55" style:family="paragraph" style:parent-style-name="Table_20_Contents">
      <style:text-properties officeooo:rsid="02e103ca" officeooo:paragraph-rsid="02e103ca"/>
    </style:style>
    <style:style style:name="P56" style:family="paragraph" style:parent-style-name="Table_20_Contents">
      <style:text-properties officeooo:rsid="02e1723a" officeooo:paragraph-rsid="02e1723a"/>
    </style:style>
    <style:style style:name="P57" style:family="paragraph" style:parent-style-name="Table_20_Contents">
      <style:text-properties officeooo:rsid="03bc994b" officeooo:paragraph-rsid="03bc994b"/>
    </style:style>
    <style:style style:name="P58" style:family="paragraph" style:parent-style-name="Table_20_Heading">
      <style:text-properties officeooo:rsid="0073c766" officeooo:paragraph-rsid="0073c766"/>
    </style:style>
    <style:style style:name="P59" style:family="paragraph" style:parent-style-name="Table_20_Heading">
      <style:text-properties officeooo:rsid="007528ab" officeooo:paragraph-rsid="007528ab"/>
    </style:style>
    <style:style style:name="P60" style:family="paragraph" style:parent-style-name="Title">
      <style:text-properties officeooo:rsid="003541a8" officeooo:paragraph-rsid="003541a8"/>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Text_20_body">
      <style:paragraph-properties fo:margin-top="0in" fo:margin-bottom="0.1in" loext:contextual-spacing="false"/>
      <style:text-properties officeooo:rsid="04073024" officeooo:paragraph-rsid="04073024"/>
    </style:style>
    <style:style style:name="P64" style:family="paragraph" style:parent-style-name="Text_20_body">
      <style:paragraph-properties fo:margin-top="0in" fo:margin-bottom="0.1in" loext:contextual-spacing="false"/>
      <style:text-properties officeooo:rsid="040c14d0" officeooo:paragraph-rsid="040c14d0"/>
    </style:style>
    <style:style style:name="P65" style:family="paragraph" style:parent-style-name="Text_20_body">
      <style:paragraph-properties fo:margin-top="0in" fo:margin-bottom="0.1in" loext:contextual-spacing="false"/>
      <style:text-properties officeooo:rsid="0401da43" officeooo:paragraph-rsid="0401da43"/>
    </style:style>
    <style:style style:name="P66" style:family="paragraph" style:parent-style-name="Text_20_body" style:list-style-name="L1">
      <style:paragraph-properties fo:margin-top="0in" fo:margin-bottom="0in" loext:contextual-spacing="false"/>
      <style:text-properties officeooo:rsid="00bacdf7" officeooo:paragraph-rsid="00bacdf7"/>
    </style:style>
    <style:style style:name="P67" style:family="paragraph" style:parent-style-name="Text_20_body" style:list-style-name="L1">
      <style:paragraph-properties fo:margin-top="0in" fo:margin-bottom="0in" loext:contextual-spacing="false"/>
      <style:text-properties officeooo:rsid="00c35b3a" officeooo:paragraph-rsid="00c35b3a"/>
    </style:style>
    <style:style style:name="P68" style:family="paragraph" style:parent-style-name="Text_20_body" style:list-style-name="L1">
      <style:paragraph-properties fo:margin-top="0in" fo:margin-bottom="0in" loext:contextual-spacing="false"/>
      <style:text-properties officeooo:rsid="00cbb005" officeooo:paragraph-rsid="00cbb005"/>
    </style:style>
    <style:style style:name="P69" style:family="paragraph" style:parent-style-name="Text_20_body" style:list-style-name="L25">
      <style:paragraph-properties fo:margin-top="0in" fo:margin-bottom="0in" loext:contextual-spacing="false"/>
      <style:text-properties officeooo:rsid="011f0e5c" officeooo:paragraph-rsid="011f0e5c"/>
    </style:style>
    <style:style style:name="P70" style:family="paragraph" style:parent-style-name="Text_20_body" style:list-style-name="L25">
      <style:paragraph-properties fo:margin-top="0in" fo:margin-bottom="0in" loext:contextual-spacing="false"/>
      <style:text-properties officeooo:rsid="01235cd8" officeooo:paragraph-rsid="01235cd8"/>
    </style:style>
    <style:style style:name="P71" style:family="paragraph" style:parent-style-name="Text_20_body" style:list-style-name="L25">
      <style:paragraph-properties fo:margin-top="0in" fo:margin-bottom="0in" loext:contextual-spacing="false"/>
      <style:text-properties officeooo:rsid="0125cdb5" officeooo:paragraph-rsid="0125cdb5"/>
    </style:style>
    <style:style style:name="P72" style:family="paragraph" style:parent-style-name="Text_20_body" style:list-style-name="L25">
      <style:paragraph-properties fo:margin-top="0in" fo:margin-bottom="0in" loext:contextual-spacing="false"/>
      <style:text-properties officeooo:rsid="012681e5" officeooo:paragraph-rsid="012681e5"/>
    </style:style>
    <style:style style:name="P73" style:family="paragraph" style:parent-style-name="Text_20_body" style:list-style-name="L25">
      <style:paragraph-properties fo:margin-top="0in" fo:margin-bottom="0in" loext:contextual-spacing="false"/>
      <style:text-properties officeooo:rsid="01293c59" officeooo:paragraph-rsid="01293c59"/>
    </style:style>
    <style:style style:name="P74" style:family="paragraph" style:parent-style-name="Text_20_body" style:list-style-name="L25">
      <style:paragraph-properties fo:margin-top="0in" fo:margin-bottom="0in" loext:contextual-spacing="false"/>
      <style:text-properties officeooo:rsid="0133270b" officeooo:paragraph-rsid="0133270b"/>
    </style:style>
    <style:style style:name="P75" style:family="paragraph" style:parent-style-name="Text_20_body" style:list-style-name="L25">
      <style:paragraph-properties fo:margin-top="0in" fo:margin-bottom="0in" loext:contextual-spacing="false"/>
      <style:text-properties officeooo:rsid="012d70f4" officeooo:paragraph-rsid="012d70f4"/>
    </style:style>
    <style:style style:name="P76" style:family="paragraph" style:parent-style-name="Text_20_body" style:list-style-name="L25">
      <style:paragraph-properties fo:margin-top="0in" fo:margin-bottom="0in" loext:contextual-spacing="false"/>
      <style:text-properties officeooo:rsid="013bbd52" officeooo:paragraph-rsid="013bbd52"/>
    </style:style>
    <style:style style:name="P77" style:family="paragraph" style:parent-style-name="Text_20_body" style:list-style-name="L25">
      <style:paragraph-properties fo:margin-top="0in" fo:margin-bottom="0in" loext:contextual-spacing="false"/>
      <style:text-properties officeooo:rsid="012f865f" officeooo:paragraph-rsid="012f865f"/>
    </style:style>
    <style:style style:name="P78" style:family="paragraph" style:parent-style-name="Text_20_body" style:list-style-name="L25">
      <style:paragraph-properties fo:margin-top="0in" fo:margin-bottom="0in" loext:contextual-spacing="false"/>
      <style:text-properties officeooo:rsid="01471a72" officeooo:paragraph-rsid="01471a72"/>
    </style:style>
    <style:style style:name="P79" style:family="paragraph" style:parent-style-name="Text_20_body" style:list-style-name="L25">
      <style:paragraph-properties fo:margin-top="0in" fo:margin-bottom="0in" loext:contextual-spacing="false"/>
      <style:text-properties officeooo:rsid="0186d7cc" officeooo:paragraph-rsid="0186d7cc"/>
    </style:style>
    <style:style style:name="P80" style:family="paragraph" style:parent-style-name="Text_20_body" style:list-style-name="L25">
      <style:paragraph-properties fo:margin-top="0in" fo:margin-bottom="0in" loext:contextual-spacing="false"/>
      <style:text-properties officeooo:rsid="013fa686" officeooo:paragraph-rsid="013fa686"/>
    </style:style>
    <style:style style:name="P81" style:family="paragraph" style:parent-style-name="Text_20_body" style:list-style-name="L25">
      <style:paragraph-properties fo:margin-top="0in" fo:margin-bottom="0in" loext:contextual-spacing="false"/>
      <style:text-properties officeooo:rsid="013d860f" officeooo:paragraph-rsid="013d860f"/>
    </style:style>
    <style:style style:name="P82" style:family="paragraph" style:parent-style-name="Text_20_body" style:list-style-name="L25">
      <style:paragraph-properties fo:margin-top="0in" fo:margin-bottom="0in" loext:contextual-spacing="false"/>
      <style:text-properties officeooo:rsid="013086d4" officeooo:paragraph-rsid="014f0741"/>
    </style:style>
    <style:style style:name="P83" style:family="paragraph" style:parent-style-name="Text_20_body" style:list-style-name="L25">
      <style:paragraph-properties fo:margin-top="0in" fo:margin-bottom="0in" loext:contextual-spacing="false"/>
      <style:text-properties officeooo:rsid="016abd12" officeooo:paragraph-rsid="016abd12"/>
    </style:style>
    <style:style style:name="P84" style:family="paragraph" style:parent-style-name="Text_20_body" style:list-style-name="L25">
      <style:paragraph-properties fo:margin-top="0in" fo:margin-bottom="0in" loext:contextual-spacing="false"/>
      <style:text-properties officeooo:rsid="014d82ab" officeooo:paragraph-rsid="014f0741"/>
    </style:style>
    <style:style style:name="P85" style:family="paragraph" style:parent-style-name="Text_20_body" style:list-style-name="L25">
      <style:paragraph-properties fo:margin-top="0in" fo:margin-bottom="0in" loext:contextual-spacing="false"/>
      <style:text-properties officeooo:rsid="0155a94c" officeooo:paragraph-rsid="0155a94c"/>
    </style:style>
    <style:style style:name="P86" style:family="paragraph" style:parent-style-name="Text_20_body" style:list-style-name="L25">
      <style:paragraph-properties fo:margin-top="0in" fo:margin-bottom="0in" loext:contextual-spacing="false"/>
      <style:text-properties officeooo:rsid="01587643" officeooo:paragraph-rsid="01587643"/>
    </style:style>
    <style:style style:name="P87" style:family="paragraph" style:parent-style-name="Text_20_body" style:list-style-name="L25">
      <style:paragraph-properties fo:margin-top="0in" fo:margin-bottom="0in" loext:contextual-spacing="false"/>
      <style:text-properties officeooo:rsid="017b0027" officeooo:paragraph-rsid="017b9cf6"/>
    </style:style>
    <style:style style:name="P88" style:family="paragraph" style:parent-style-name="Text_20_body" style:list-style-name="L25">
      <style:paragraph-properties fo:margin-top="0in" fo:margin-bottom="0in" loext:contextual-spacing="false"/>
      <style:text-properties officeooo:rsid="01427408" officeooo:paragraph-rsid="01427408"/>
    </style:style>
    <style:style style:name="P89" style:family="paragraph" style:parent-style-name="Text_20_body" style:list-style-name="L25">
      <style:paragraph-properties fo:margin-top="0in" fo:margin-bottom="0in" loext:contextual-spacing="false"/>
      <style:text-properties officeooo:rsid="0186c802" officeooo:paragraph-rsid="0186c802"/>
    </style:style>
    <style:style style:name="P90" style:family="paragraph" style:parent-style-name="Text_20_body" style:list-style-name="L25">
      <style:paragraph-properties fo:margin-top="0in" fo:margin-bottom="0in" loext:contextual-spacing="false"/>
      <style:text-properties officeooo:rsid="0219c549" officeooo:paragraph-rsid="0219c549"/>
    </style:style>
    <style:style style:name="P91" style:family="paragraph" style:parent-style-name="Text_20_body" style:list-style-name="L25">
      <style:paragraph-properties fo:margin-top="0in" fo:margin-bottom="0in" loext:contextual-spacing="false"/>
      <style:text-properties officeooo:rsid="021a4a50" officeooo:paragraph-rsid="021a4a50"/>
    </style:style>
    <style:style style:name="P92" style:family="paragraph" style:parent-style-name="Text_20_body" style:list-style-name="L25">
      <style:paragraph-properties fo:margin-top="0in" fo:margin-bottom="0in" loext:contextual-spacing="false"/>
      <style:text-properties officeooo:rsid="021b4eb3" officeooo:paragraph-rsid="021b4eb3"/>
    </style:style>
    <style:style style:name="P93" style:family="paragraph" style:parent-style-name="Text_20_body" style:list-style-name="L25">
      <style:paragraph-properties fo:margin-top="0in" fo:margin-bottom="0in" loext:contextual-spacing="false"/>
      <style:text-properties officeooo:rsid="021e57e1" officeooo:paragraph-rsid="021e57e1"/>
    </style:style>
    <style:style style:name="P94" style:family="paragraph" style:parent-style-name="Text_20_body" style:list-style-name="L25">
      <style:paragraph-properties fo:margin-top="0in" fo:margin-bottom="0in" loext:contextual-spacing="false"/>
      <style:text-properties officeooo:rsid="02206a43" officeooo:paragraph-rsid="02206a43"/>
    </style:style>
    <style:style style:name="P95" style:family="paragraph" style:parent-style-name="Text_20_body" style:list-style-name="L25">
      <style:paragraph-properties fo:margin-top="0in" fo:margin-bottom="0in" loext:contextual-spacing="false"/>
      <style:text-properties officeooo:rsid="0221e3f9" officeooo:paragraph-rsid="0221e3f9"/>
    </style:style>
    <style:style style:name="P96" style:family="paragraph" style:parent-style-name="Text_20_body" style:list-style-name="L25">
      <style:paragraph-properties fo:margin-top="0in" fo:margin-bottom="0in" loext:contextual-spacing="false"/>
      <style:text-properties officeooo:rsid="0224894a" officeooo:paragraph-rsid="0224894a"/>
    </style:style>
    <style:style style:name="P97" style:family="paragraph" style:parent-style-name="Text_20_body" style:list-style-name="L25">
      <style:paragraph-properties fo:margin-top="0in" fo:margin-bottom="0in" loext:contextual-spacing="false"/>
      <style:text-properties officeooo:rsid="02294793" officeooo:paragraph-rsid="02294793"/>
    </style:style>
    <style:style style:name="P98" style:family="paragraph" style:parent-style-name="Text_20_body" style:list-style-name="L26">
      <style:paragraph-properties fo:margin-top="0in" fo:margin-bottom="0in" loext:contextual-spacing="false"/>
      <style:text-properties officeooo:rsid="01c04b81" officeooo:paragraph-rsid="01c04b81"/>
    </style:style>
    <style:style style:name="P99" style:family="paragraph" style:parent-style-name="Text_20_body" style:list-style-name="L26">
      <style:paragraph-properties fo:margin-top="0in" fo:margin-bottom="0in" loext:contextual-spacing="false"/>
      <style:text-properties officeooo:rsid="01b6c61a" officeooo:paragraph-rsid="02fe48d5"/>
    </style:style>
    <style:style style:name="P100" style:family="paragraph" style:parent-style-name="Text_20_body" style:list-style-name="L26">
      <style:paragraph-properties fo:margin-top="0in" fo:margin-bottom="0in" loext:contextual-spacing="false"/>
      <style:text-properties officeooo:rsid="01b802a3" officeooo:paragraph-rsid="02fe48d5"/>
    </style:style>
    <style:style style:name="P101" style:family="paragraph" style:parent-style-name="Text_20_body" style:list-style-name="L26">
      <style:paragraph-properties fo:margin-top="0in" fo:margin-bottom="0in" loext:contextual-spacing="false"/>
      <style:text-properties officeooo:rsid="02f78317" officeooo:paragraph-rsid="02fe48d5"/>
    </style:style>
    <style:style style:name="P102" style:family="paragraph" style:parent-style-name="Text_20_body" style:list-style-name="L26">
      <style:paragraph-properties fo:margin-top="0in" fo:margin-bottom="0in" loext:contextual-spacing="false"/>
      <style:text-properties fo:font-style="italic" officeooo:rsid="01b802a3" officeooo:paragraph-rsid="02fe48d5" style:font-style-asian="italic" style:font-style-complex="italic"/>
    </style:style>
    <style:style style:name="P103" style:family="paragraph" style:parent-style-name="Text_20_body" style:list-style-name="L26">
      <style:paragraph-properties fo:margin-top="0in" fo:margin-bottom="0in" loext:contextual-spacing="false"/>
      <style:text-properties fo:font-style="italic" officeooo:rsid="01ba8974" officeooo:paragraph-rsid="02fe48d5" style:font-style-asian="italic" style:font-style-complex="italic"/>
    </style:style>
    <style:style style:name="P104" style:family="paragraph" style:parent-style-name="Text_20_body" style:list-style-name="L26">
      <style:paragraph-properties fo:margin-top="0in" fo:margin-bottom="0in" loext:contextual-spacing="false"/>
      <style:text-properties fo:font-style="italic" officeooo:rsid="0301b8c6" officeooo:paragraph-rsid="0369e82a" style:font-style-asian="italic" style:font-style-complex="italic"/>
    </style:style>
    <style:style style:name="P105" style:family="paragraph" style:parent-style-name="Text_20_body" style:list-style-name="L26">
      <style:paragraph-properties fo:margin-top="0in" fo:margin-bottom="0in" loext:contextual-spacing="false"/>
      <style:text-properties officeooo:rsid="01a3da9b" officeooo:paragraph-rsid="01a3da9b"/>
    </style:style>
    <style:style style:name="P106" style:family="paragraph" style:parent-style-name="Text_20_body" style:list-style-name="L26">
      <style:paragraph-properties fo:margin-top="0in" fo:margin-bottom="0in" loext:contextual-spacing="false"/>
      <style:text-properties officeooo:rsid="01ab351f" officeooo:paragraph-rsid="01af6b8f"/>
    </style:style>
    <style:style style:name="P107" style:family="paragraph" style:parent-style-name="Text_20_body" style:list-style-name="L26">
      <style:paragraph-properties fo:margin-top="0in" fo:margin-bottom="0in" loext:contextual-spacing="false"/>
      <style:text-properties officeooo:rsid="0304ba1e" officeooo:paragraph-rsid="0304ba1e"/>
    </style:style>
    <style:style style:name="P108" style:family="paragraph" style:parent-style-name="Text_20_body" style:list-style-name="L26">
      <style:paragraph-properties fo:margin-top="0in" fo:margin-bottom="0in" loext:contextual-spacing="false"/>
      <style:text-properties officeooo:rsid="030d37f0" officeooo:paragraph-rsid="030d37f0"/>
    </style:style>
    <style:style style:name="P109" style:family="paragraph" style:parent-style-name="Text_20_body" style:list-style-name="L26">
      <style:paragraph-properties fo:margin-top="0in" fo:margin-bottom="0in" loext:contextual-spacing="false"/>
      <style:text-properties officeooo:rsid="030af8f9" officeooo:paragraph-rsid="030c768d"/>
    </style:style>
    <style:style style:name="P110" style:family="paragraph" style:parent-style-name="Text_20_body" style:list-style-name="L26">
      <style:paragraph-properties fo:margin-top="0in" fo:margin-bottom="0in" loext:contextual-spacing="false"/>
      <style:text-properties officeooo:rsid="03a9f2b0" officeooo:paragraph-rsid="03a9f2b0"/>
    </style:style>
    <style:style style:name="P111" style:family="paragraph" style:parent-style-name="Text_20_body" style:list-style-name="L26">
      <style:paragraph-properties fo:margin-top="0in" fo:margin-bottom="0in" loext:contextual-spacing="false"/>
      <style:text-properties officeooo:rsid="01cb4138" officeooo:paragraph-rsid="01cb4138"/>
    </style:style>
    <style:style style:name="P112" style:family="paragraph" style:parent-style-name="Text_20_body" style:list-style-name="L26">
      <style:paragraph-properties fo:margin-top="0in" fo:margin-bottom="0in" loext:contextual-spacing="false"/>
      <style:text-properties officeooo:rsid="01a5c10a" officeooo:paragraph-rsid="0369e82a"/>
    </style:style>
    <style:style style:name="P113" style:family="paragraph" style:parent-style-name="Text_20_body" style:list-style-name="L26">
      <style:paragraph-properties fo:margin-top="0in" fo:margin-bottom="0in" loext:contextual-spacing="false"/>
      <style:text-properties fo:font-style="normal" officeooo:rsid="0329a301" officeooo:paragraph-rsid="0369e82a" style:font-style-asian="normal" style:font-style-complex="normal"/>
    </style:style>
    <style:style style:name="P114" style:family="paragraph" style:parent-style-name="Text_20_body" style:list-style-name="L26">
      <style:paragraph-properties fo:margin-top="0in" fo:margin-bottom="0in" loext:contextual-spacing="false"/>
      <style:text-properties fo:font-style="normal" officeooo:rsid="032891ef" officeooo:paragraph-rsid="0369e82a" style:font-style-asian="normal" style:font-style-complex="normal"/>
    </style:style>
    <style:style style:name="P115" style:family="paragraph" style:parent-style-name="Text_20_body" style:list-style-name="L26">
      <style:paragraph-properties fo:margin-top="0in" fo:margin-bottom="0in" loext:contextual-spacing="false"/>
      <style:text-properties fo:font-style="normal" officeooo:rsid="0438f90d" officeooo:paragraph-rsid="0438f90d" style:font-style-asian="normal" style:font-style-complex="normal"/>
    </style:style>
    <style:style style:name="P116" style:family="paragraph" style:parent-style-name="Text_20_body" style:list-style-name="L26">
      <style:paragraph-properties fo:margin-top="0in" fo:margin-bottom="0in" loext:contextual-spacing="false"/>
      <style:text-properties fo:font-style="normal" officeooo:rsid="044efd93" officeooo:paragraph-rsid="044efd93" style:font-style-asian="normal" style:font-style-complex="normal"/>
    </style:style>
    <style:style style:name="P117" style:family="paragraph" style:parent-style-name="Text_20_body" style:list-style-name="L26">
      <style:paragraph-properties fo:margin-top="0in" fo:margin-bottom="0in" loext:contextual-spacing="false"/>
      <style:text-properties officeooo:rsid="031b5f94" officeooo:paragraph-rsid="044a2385"/>
    </style:style>
    <style:style style:name="P118" style:family="paragraph" style:parent-style-name="Text_20_body" style:list-style-name="L26">
      <style:paragraph-properties fo:margin-top="0in" fo:margin-bottom="0in" loext:contextual-spacing="false"/>
      <style:text-properties officeooo:rsid="0321f734" officeooo:paragraph-rsid="044a2385"/>
    </style:style>
    <style:style style:name="P119" style:family="paragraph" style:parent-style-name="Text_20_body" style:list-style-name="L26">
      <style:paragraph-properties fo:margin-top="0in" fo:margin-bottom="0in" loext:contextual-spacing="false"/>
      <style:text-properties officeooo:rsid="035fee85" officeooo:paragraph-rsid="038b1b61"/>
    </style:style>
    <style:style style:name="P120" style:family="paragraph" style:parent-style-name="Text_20_body" style:list-style-name="L26">
      <style:paragraph-properties fo:margin-top="0in" fo:margin-bottom="0in" loext:contextual-spacing="false"/>
      <style:text-properties officeooo:rsid="035fee85" officeooo:paragraph-rsid="044a2385"/>
    </style:style>
    <style:style style:name="P121" style:family="paragraph" style:parent-style-name="Text_20_body" style:list-style-name="L26">
      <style:paragraph-properties fo:margin-top="0in" fo:margin-bottom="0in" loext:contextual-spacing="false"/>
      <style:text-properties officeooo:rsid="03ad97f5" officeooo:paragraph-rsid="044a2385"/>
    </style:style>
    <style:style style:name="P122" style:family="paragraph" style:parent-style-name="Text_20_body" style:list-style-name="L26">
      <style:paragraph-properties fo:margin-top="0in" fo:margin-bottom="0in" loext:contextual-spacing="false"/>
      <style:text-properties officeooo:rsid="0324daca" officeooo:paragraph-rsid="044a2385"/>
    </style:style>
    <style:style style:name="P123" style:family="paragraph" style:parent-style-name="Text_20_body" style:list-style-name="L26">
      <style:paragraph-properties fo:margin-top="0in" fo:margin-bottom="0in" loext:contextual-spacing="false"/>
      <style:text-properties officeooo:rsid="034c7710" officeooo:paragraph-rsid="01d1470d"/>
    </style:style>
    <style:style style:name="P124" style:family="paragraph" style:parent-style-name="Text_20_body" style:list-style-name="L26">
      <style:paragraph-properties fo:margin-top="0in" fo:margin-bottom="0in" loext:contextual-spacing="false"/>
      <style:text-properties officeooo:rsid="03464eb4" officeooo:paragraph-rsid="038b1b61"/>
    </style:style>
    <style:style style:name="P125" style:family="paragraph" style:parent-style-name="Text_20_body" style:list-style-name="L26">
      <style:paragraph-properties fo:margin-top="0in" fo:margin-bottom="0in" loext:contextual-spacing="false"/>
      <style:text-properties officeooo:rsid="034b59fa" officeooo:paragraph-rsid="034b59fa"/>
    </style:style>
    <style:style style:name="P126" style:family="paragraph" style:parent-style-name="Text_20_body" style:list-style-name="L26">
      <style:paragraph-properties fo:margin-top="0in" fo:margin-bottom="0in" loext:contextual-spacing="false"/>
      <style:text-properties officeooo:rsid="01e04f5d" officeooo:paragraph-rsid="01e04f5d"/>
    </style:style>
    <style:style style:name="P127" style:family="paragraph" style:parent-style-name="Text_20_body" style:list-style-name="L26">
      <style:paragraph-properties fo:margin-top="0in" fo:margin-bottom="0in" loext:contextual-spacing="false"/>
      <style:text-properties officeooo:rsid="01e17a31" officeooo:paragraph-rsid="01e17a31"/>
    </style:style>
    <style:style style:name="P128" style:family="paragraph" style:parent-style-name="Text_20_body" style:list-style-name="L26">
      <style:paragraph-properties fo:margin-top="0in" fo:margin-bottom="0in" loext:contextual-spacing="false"/>
      <style:text-properties officeooo:rsid="03a4f968" officeooo:paragraph-rsid="03ac7fae"/>
    </style:style>
    <style:style style:name="P129" style:family="paragraph" style:parent-style-name="Text_20_body" style:list-style-name="L26">
      <style:paragraph-properties fo:margin-top="0in" fo:margin-bottom="0in" loext:contextual-spacing="false"/>
      <style:text-properties officeooo:rsid="03a4f968" officeooo:paragraph-rsid="03b37d21"/>
    </style:style>
    <style:style style:name="P130" style:family="paragraph" style:parent-style-name="Text_20_body" style:list-style-name="L26">
      <style:paragraph-properties fo:margin-top="0in" fo:margin-bottom="0in" loext:contextual-spacing="false"/>
      <style:text-properties officeooo:rsid="03a4f968" officeooo:paragraph-rsid="0464bd6b"/>
    </style:style>
    <style:style style:name="P131" style:family="paragraph" style:parent-style-name="Text_20_body" style:list-style-name="L26">
      <style:paragraph-properties fo:margin-top="0in" fo:margin-bottom="0in" loext:contextual-spacing="false"/>
      <style:text-properties officeooo:rsid="03a4f968" officeooo:paragraph-rsid="04670cca"/>
    </style:style>
    <style:style style:name="P132" style:family="paragraph" style:parent-style-name="Text_20_body" style:list-style-name="L26">
      <style:paragraph-properties fo:margin-top="0in" fo:margin-bottom="0in" loext:contextual-spacing="false"/>
      <style:text-properties officeooo:rsid="01efa37d" officeooo:paragraph-rsid="03980ec6"/>
    </style:style>
    <style:style style:name="P133" style:family="paragraph" style:parent-style-name="Text_20_body" style:list-style-name="L26">
      <style:paragraph-properties fo:margin-top="0in" fo:margin-bottom="0in" loext:contextual-spacing="false"/>
      <style:text-properties officeooo:rsid="01ea0fb3" officeooo:paragraph-rsid="03980ec6"/>
    </style:style>
    <style:style style:name="P134" style:family="paragraph" style:parent-style-name="Text_20_body" style:list-style-name="L26">
      <style:paragraph-properties fo:margin-top="0in" fo:margin-bottom="0in" loext:contextual-spacing="false"/>
      <style:text-properties officeooo:rsid="01f60803" officeooo:paragraph-rsid="01f60803"/>
    </style:style>
    <style:style style:name="P135" style:family="paragraph" style:parent-style-name="Text_20_body" style:list-style-name="L26">
      <style:paragraph-properties fo:margin-top="0in" fo:margin-bottom="0in" loext:contextual-spacing="false"/>
      <style:text-properties officeooo:rsid="01fb80c5" officeooo:paragraph-rsid="01fb80c5"/>
    </style:style>
    <style:style style:name="P136" style:family="paragraph" style:parent-style-name="Text_20_body" style:list-style-name="L26">
      <style:paragraph-properties fo:margin-top="0in" fo:margin-bottom="0in" loext:contextual-spacing="false"/>
      <style:text-properties officeooo:rsid="03b37d21" officeooo:paragraph-rsid="03b37d21"/>
    </style:style>
    <style:style style:name="P137" style:family="paragraph" style:parent-style-name="Text_20_body" style:list-style-name="L26">
      <style:paragraph-properties fo:margin-top="0in" fo:margin-bottom="0in" loext:contextual-spacing="false"/>
      <style:text-properties officeooo:rsid="01fd36ab" officeooo:paragraph-rsid="01fd36ab"/>
    </style:style>
    <style:style style:name="P138" style:family="paragraph" style:parent-style-name="Text_20_body" style:list-style-name="L26">
      <style:paragraph-properties fo:margin-top="0in" fo:margin-bottom="0in" loext:contextual-spacing="false"/>
      <style:text-properties officeooo:rsid="03b6091d" officeooo:paragraph-rsid="03b6091d"/>
    </style:style>
    <style:style style:name="P139" style:family="paragraph" style:parent-style-name="Text_20_body" style:list-style-name="L26">
      <style:paragraph-properties fo:margin-top="0in" fo:margin-bottom="0in" loext:contextual-spacing="false"/>
      <style:text-properties officeooo:rsid="04408ea7" officeooo:paragraph-rsid="045d8182"/>
    </style:style>
    <style:style style:name="P140" style:family="paragraph" style:parent-style-name="Text_20_body" style:list-style-name="L26">
      <style:paragraph-properties fo:margin-top="0in" fo:margin-bottom="0in" loext:contextual-spacing="false"/>
      <style:text-properties officeooo:rsid="04408ea7" officeooo:paragraph-rsid="04753463"/>
    </style:style>
    <style:style style:name="P141" style:family="paragraph" style:parent-style-name="Text_20_body" style:list-style-name="L26">
      <style:paragraph-properties fo:margin-top="0in" fo:margin-bottom="0in" loext:contextual-spacing="false"/>
      <style:text-properties officeooo:rsid="0382edff" officeooo:paragraph-rsid="0382edff"/>
    </style:style>
    <style:style style:name="P142" style:family="paragraph" style:parent-style-name="Text_20_body" style:list-style-name="L26">
      <style:paragraph-properties fo:margin-top="0in" fo:margin-bottom="0in" loext:contextual-spacing="false"/>
      <style:text-properties officeooo:rsid="04546a4c" officeooo:paragraph-rsid="04546a4c"/>
    </style:style>
    <style:style style:name="P143" style:family="paragraph" style:parent-style-name="Text_20_body" style:list-style-name="L26">
      <style:paragraph-properties fo:margin-top="0in" fo:margin-bottom="0in" loext:contextual-spacing="false"/>
      <style:text-properties officeooo:rsid="045b1640" officeooo:paragraph-rsid="045b444a"/>
    </style:style>
    <style:style style:name="P144" style:family="paragraph" style:parent-style-name="Text_20_body" style:list-style-name="L26">
      <style:paragraph-properties fo:margin-top="0in" fo:margin-bottom="0in" loext:contextual-spacing="false"/>
      <style:text-properties officeooo:rsid="045b1640" officeooo:paragraph-rsid="04753463"/>
    </style:style>
    <style:style style:name="P145" style:family="paragraph" style:parent-style-name="Text_20_body" style:list-style-name="L26">
      <style:paragraph-properties fo:margin-top="0in" fo:margin-bottom="0in" loext:contextual-spacing="false"/>
      <style:text-properties officeooo:rsid="045e4935" officeooo:paragraph-rsid="04670cca"/>
    </style:style>
    <style:style style:name="P146" style:family="paragraph" style:parent-style-name="Text_20_body" style:list-style-name="L26">
      <style:paragraph-properties fo:margin-top="0in" fo:margin-bottom="0in" loext:contextual-spacing="false"/>
      <style:text-properties officeooo:rsid="04633cc0" officeooo:paragraph-rsid="04633cc0"/>
    </style:style>
    <style:style style:name="P147" style:family="paragraph" style:parent-style-name="Text_20_body" style:list-style-name="L26">
      <style:paragraph-properties fo:margin-top="0in" fo:margin-bottom="0in" loext:contextual-spacing="false"/>
      <style:text-properties officeooo:rsid="0469c020" officeooo:paragraph-rsid="0469c020"/>
    </style:style>
    <style:style style:name="P148" style:family="paragraph" style:parent-style-name="Text_20_body" style:list-style-name="L26">
      <style:paragraph-properties fo:margin-top="0in" fo:margin-bottom="0in" loext:contextual-spacing="false"/>
      <style:text-properties officeooo:rsid="04732c82" officeooo:paragraph-rsid="04732c82"/>
    </style:style>
    <style:style style:name="P149" style:family="paragraph" style:parent-style-name="Text_20_body" style:list-style-name="L26">
      <style:paragraph-properties fo:margin-top="0in" fo:margin-bottom="0in" loext:contextual-spacing="false"/>
      <style:text-properties officeooo:rsid="04753463" officeooo:paragraph-rsid="04753463"/>
    </style:style>
    <style:style style:name="P150"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51"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52"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53"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54"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55"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56"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57"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58"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59"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60"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61" style:family="paragraph" style:parent-style-name="Text_20_body" style:list-style-name="L3">
      <style:paragraph-properties fo:margin-top="0in" fo:margin-bottom="0in" loext:contextual-spacing="false" style:shadow="none"/>
      <style:text-properties officeooo:rsid="008ca716" officeooo:paragraph-rsid="026c4951"/>
    </style:style>
    <style:style style:name="P162" style:family="paragraph" style:parent-style-name="Text_20_body" style:list-style-name="L4">
      <style:paragraph-properties fo:margin-top="0in" fo:margin-bottom="0in" loext:contextual-spacing="false" style:shadow="none"/>
      <style:text-properties officeooo:rsid="007de264" officeooo:paragraph-rsid="026d3d6c"/>
    </style:style>
    <style:style style:name="P163" style:family="paragraph" style:parent-style-name="Text_20_body" style:list-style-name="L5">
      <style:paragraph-properties fo:margin-top="0in" fo:margin-bottom="0in" loext:contextual-spacing="false" style:shadow="none"/>
      <style:text-properties officeooo:rsid="00643376" officeooo:paragraph-rsid="026d3d6c"/>
    </style:style>
    <style:style style:name="P164"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65"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66" style:family="paragraph" style:parent-style-name="Text_20_body" style:list-style-name="L6">
      <style:paragraph-properties fo:margin-top="0in" fo:margin-bottom="0in" loext:contextual-spacing="false" style:shadow="none"/>
      <style:text-properties officeooo:rsid="0068d72a" officeooo:paragraph-rsid="026d3d6c"/>
    </style:style>
    <style:style style:name="P167" style:family="paragraph" style:parent-style-name="Text_20_body" style:list-style-name="L7">
      <style:paragraph-properties fo:margin-top="0in" fo:margin-bottom="0in" loext:contextual-spacing="false" style:shadow="none"/>
      <style:text-properties officeooo:rsid="006a582e" officeooo:paragraph-rsid="026d3d6c"/>
    </style:style>
    <style:style style:name="P168" style:family="paragraph" style:parent-style-name="Text_20_body" style:list-style-name="L8">
      <style:paragraph-properties fo:margin-top="0in" fo:margin-bottom="0in" loext:contextual-spacing="false" style:shadow="none"/>
      <style:text-properties officeooo:rsid="023cd97e" officeooo:paragraph-rsid="026d3d6c"/>
    </style:style>
    <style:style style:name="P169" style:family="paragraph" style:parent-style-name="Text_20_body" style:list-style-name="L14">
      <style:paragraph-properties fo:margin-top="0in" fo:margin-bottom="0in" loext:contextual-spacing="false" style:shadow="none"/>
      <style:text-properties officeooo:rsid="023cd97e" officeooo:paragraph-rsid="02e70537"/>
    </style:style>
    <style:style style:name="P170" style:family="paragraph" style:parent-style-name="Text_20_body" style:list-style-name="L9">
      <style:paragraph-properties fo:margin-top="0in" fo:margin-bottom="0in" loext:contextual-spacing="false" style:shadow="none"/>
      <style:text-properties officeooo:rsid="0243fd39" officeooo:paragraph-rsid="026c4951"/>
    </style:style>
    <style:style style:name="P171" style:family="paragraph" style:parent-style-name="Text_20_body" style:list-style-name="L9">
      <style:paragraph-properties fo:margin-top="0in" fo:margin-bottom="0in" loext:contextual-spacing="false" style:shadow="none"/>
      <style:text-properties officeooo:rsid="02c51fb0" officeooo:paragraph-rsid="02c51fb0"/>
    </style:style>
    <style:style style:name="P172" style:family="paragraph" style:parent-style-name="Text_20_body" style:list-style-name="L10">
      <style:paragraph-properties fo:margin-top="0in" fo:margin-bottom="0in" loext:contextual-spacing="false" style:shadow="none"/>
      <style:text-properties officeooo:rsid="02c67474" officeooo:paragraph-rsid="02c7e831"/>
    </style:style>
    <style:style style:name="P173" style:family="paragraph" style:parent-style-name="Text_20_body" style:list-style-name="L11">
      <style:paragraph-properties fo:margin-top="0in" fo:margin-bottom="0in" loext:contextual-spacing="false" style:shadow="none"/>
      <style:text-properties officeooo:rsid="02c67474" officeooo:paragraph-rsid="02d4c126"/>
    </style:style>
    <style:style style:name="P174" style:family="paragraph" style:parent-style-name="Text_20_body" style:list-style-name="L12">
      <style:paragraph-properties fo:margin-top="0in" fo:margin-bottom="0in" loext:contextual-spacing="false" style:shadow="none"/>
      <style:text-properties officeooo:rsid="02c9a8d4" officeooo:paragraph-rsid="02d4c126"/>
    </style:style>
    <style:style style:name="P175" style:family="paragraph" style:parent-style-name="Text_20_body" style:list-style-name="L13">
      <style:paragraph-properties fo:margin-top="0in" fo:margin-bottom="0in" loext:contextual-spacing="false" style:shadow="none"/>
      <style:text-properties officeooo:rsid="02d5a895" officeooo:paragraph-rsid="02e70537"/>
    </style:style>
    <style:style style:name="P176" style:family="paragraph" style:parent-style-name="Text_20_body" style:list-style-name="L9">
      <style:paragraph-properties fo:margin-top="0in" fo:margin-bottom="0in" loext:contextual-spacing="false" style:shadow="none"/>
      <style:text-properties officeooo:rsid="00ecc537" officeooo:paragraph-rsid="026c4951"/>
    </style:style>
    <style:style style:name="P177" style:family="paragraph" style:parent-style-name="Text_20_body" style:list-style-name="L15">
      <style:paragraph-properties fo:margin-top="0in" fo:margin-bottom="0in" loext:contextual-spacing="false" style:shadow="none"/>
      <style:text-properties officeooo:rsid="02555268" officeooo:paragraph-rsid="026d3d6c"/>
    </style:style>
    <style:style style:name="P178" style:family="paragraph" style:parent-style-name="Text_20_body" style:list-style-name="L16">
      <style:paragraph-properties fo:margin-top="0in" fo:margin-bottom="0in" loext:contextual-spacing="false" style:shadow="none"/>
      <style:text-properties officeooo:rsid="02554c5e" officeooo:paragraph-rsid="026d3d6c"/>
    </style:style>
    <style:style style:name="P179" style:family="paragraph" style:parent-style-name="Text_20_body" style:list-style-name="L22">
      <style:paragraph-properties fo:margin-top="0in" fo:margin-bottom="0in" loext:contextual-spacing="false" style:shadow="none"/>
      <style:text-properties officeooo:rsid="02554c5e" officeooo:paragraph-rsid="026c4951"/>
    </style:style>
    <style:style style:name="P180" style:family="paragraph" style:parent-style-name="Text_20_body" style:list-style-name="L17">
      <style:paragraph-properties fo:margin-top="0in" fo:margin-bottom="0in" loext:contextual-spacing="false" style:shadow="none"/>
      <style:text-properties officeooo:rsid="02567feb" officeooo:paragraph-rsid="02d3db67"/>
    </style:style>
    <style:style style:name="P181" style:family="paragraph" style:parent-style-name="Text_20_body" style:list-style-name="L18">
      <style:paragraph-properties fo:margin-top="0in" fo:margin-bottom="0in" loext:contextual-spacing="false" style:shadow="none"/>
      <style:text-properties officeooo:rsid="02567feb" officeooo:paragraph-rsid="0274dcde"/>
    </style:style>
    <style:style style:name="P182" style:family="paragraph" style:parent-style-name="Text_20_body" style:list-style-name="L19">
      <style:paragraph-properties fo:margin-top="0in" fo:margin-bottom="0in" loext:contextual-spacing="false" style:shadow="none"/>
      <style:text-properties officeooo:rsid="0258251e" officeooo:paragraph-rsid="02e70537"/>
    </style:style>
    <style:style style:name="P183" style:family="paragraph" style:parent-style-name="Text_20_body" style:list-style-name="L22">
      <style:paragraph-properties fo:margin-top="0in" fo:margin-bottom="0in" loext:contextual-spacing="false" style:shadow="none"/>
      <style:text-properties officeooo:rsid="0258251e" officeooo:paragraph-rsid="026c4951"/>
    </style:style>
    <style:style style:name="P184" style:family="paragraph" style:parent-style-name="Text_20_body" style:list-style-name="L20">
      <style:paragraph-properties fo:margin-top="0in" fo:margin-bottom="0in" loext:contextual-spacing="false" style:shadow="none"/>
      <style:text-properties officeooo:rsid="0258abcc" officeooo:paragraph-rsid="02e8e366"/>
    </style:style>
    <style:style style:name="P185" style:family="paragraph" style:parent-style-name="Text_20_body" style:list-style-name="L21">
      <style:paragraph-properties fo:margin-top="0in" fo:margin-bottom="0in" loext:contextual-spacing="false" style:shadow="none"/>
      <style:text-properties officeooo:rsid="025de4b3" officeooo:paragraph-rsid="02e70537"/>
    </style:style>
    <style:style style:name="P186" style:family="paragraph" style:parent-style-name="Text_20_body" style:list-style-name="L22">
      <style:paragraph-properties fo:margin-top="0in" fo:margin-bottom="0in" loext:contextual-spacing="false" style:shadow="none"/>
      <style:text-properties officeooo:rsid="02619db2" officeooo:paragraph-rsid="026c4951"/>
    </style:style>
    <style:style style:name="P187" style:family="paragraph" style:parent-style-name="Text_20_body" style:list-style-name="L23">
      <style:paragraph-properties fo:margin-top="0in" fo:margin-bottom="0in" loext:contextual-spacing="false" style:shadow="none"/>
      <style:text-properties officeooo:rsid="0262d3b3" officeooo:paragraph-rsid="02d3db67"/>
    </style:style>
    <style:style style:name="P188" style:family="paragraph" style:parent-style-name="Text_20_body" style:list-style-name="L24">
      <style:paragraph-properties fo:margin-top="0in" fo:margin-bottom="0in" loext:contextual-spacing="false" style:shadow="none"/>
      <style:text-properties officeooo:rsid="00666f78" officeooo:paragraph-rsid="026c4951"/>
    </style:style>
    <style:style style:name="P189" style:family="paragraph" style:parent-style-name="Text_20_body" style:list-style-name="L27">
      <style:paragraph-properties fo:margin-top="0in" fo:margin-bottom="0in" loext:contextual-spacing="false" style:shadow="none"/>
      <style:text-properties officeooo:rsid="00f026e1" officeooo:paragraph-rsid="00f026e1"/>
    </style:style>
    <style:style style:name="P190" style:family="paragraph" style:parent-style-name="Text_20_body" style:list-style-name="L27">
      <style:paragraph-properties fo:margin-top="0in" fo:margin-bottom="0in" loext:contextual-spacing="false" style:shadow="none"/>
      <style:text-properties officeooo:rsid="00f02aa6" officeooo:paragraph-rsid="00f02aa6"/>
    </style:style>
    <style:style style:name="P191" style:family="paragraph" style:parent-style-name="Text_20_body" style:list-style-name="L27">
      <style:paragraph-properties fo:margin-top="0in" fo:margin-bottom="0in" loext:contextual-spacing="false" style:shadow="none"/>
      <style:text-properties officeooo:rsid="00f56ff6" officeooo:paragraph-rsid="00f56ff6"/>
    </style:style>
    <style:style style:name="P192" style:family="paragraph" style:parent-style-name="Text_20_body" style:list-style-name="L27">
      <style:paragraph-properties fo:margin-top="0in" fo:margin-bottom="0in" loext:contextual-spacing="false" style:shadow="none"/>
      <style:text-properties officeooo:rsid="00f6c98e" officeooo:paragraph-rsid="00f6c98e"/>
    </style:style>
    <style:style style:name="P193" style:family="paragraph" style:parent-style-name="Text_20_body" style:list-style-name="L27">
      <style:paragraph-properties fo:margin-top="0in" fo:margin-bottom="0in" loext:contextual-spacing="false" style:shadow="none"/>
      <style:text-properties officeooo:rsid="010648f4" officeooo:paragraph-rsid="010648f4"/>
    </style:style>
    <style:style style:name="P194" style:family="paragraph" style:parent-style-name="Text_20_body" style:list-style-name="L27">
      <style:paragraph-properties fo:margin-top="0in" fo:margin-bottom="0in" loext:contextual-spacing="false" style:shadow="none"/>
      <style:text-properties officeooo:rsid="010b3d31" officeooo:paragraph-rsid="010b3d31"/>
    </style:style>
    <style:style style:name="P195" style:family="paragraph" style:parent-style-name="Text_20_body" style:list-style-name="L27">
      <style:paragraph-properties fo:margin-top="0in" fo:margin-bottom="0in" loext:contextual-spacing="false" style:shadow="none"/>
      <style:text-properties officeooo:rsid="010c6985" officeooo:paragraph-rsid="010c6985"/>
    </style:style>
    <style:style style:name="P196" style:family="paragraph" style:parent-style-name="Text_20_body" style:list-style-name="L27">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197" style:family="paragraph" style:parent-style-name="Text_20_body" style:list-style-name="L27">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198" style:family="paragraph" style:parent-style-name="Text_20_body" style:list-style-name="L27">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199" style:family="paragraph" style:parent-style-name="Text_20_body" style:list-style-name="L27">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200" style:family="paragraph" style:parent-style-name="Text_20_body" style:list-style-name="L27">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201" style:family="paragraph" style:parent-style-name="Text_20_body" style:list-style-name="L27">
      <style:paragraph-properties fo:margin-top="0in" fo:margin-bottom="0in" loext:contextual-spacing="false" style:shadow="none"/>
      <style:text-properties officeooo:rsid="0113648a" officeooo:paragraph-rsid="0113648a"/>
    </style:style>
    <style:style style:name="P202" style:family="paragraph" style:parent-style-name="Text_20_body" style:list-style-name="L27">
      <style:paragraph-properties fo:margin-top="0in" fo:margin-bottom="0in" loext:contextual-spacing="false" style:shadow="none"/>
      <style:text-properties officeooo:rsid="01149739" officeooo:paragraph-rsid="01149739"/>
    </style:style>
    <style:style style:name="P203" style:family="paragraph" style:parent-style-name="Text_20_body" style:list-style-name="L27">
      <style:paragraph-properties fo:margin-top="0in" fo:margin-bottom="0in" loext:contextual-spacing="false" style:shadow="none"/>
      <style:text-properties officeooo:rsid="024c1daf" officeooo:paragraph-rsid="024c1daf"/>
    </style:style>
    <style:style style:name="P204" style:family="paragraph" style:parent-style-name="Text_20_body" style:list-style-name="L22">
      <style:paragraph-properties fo:margin-top="0in" fo:margin-bottom="0in" loext:contextual-spacing="false" style:shadow="none"/>
      <style:text-properties officeooo:rsid="0419f4df" officeooo:paragraph-rsid="0419f4df"/>
    </style:style>
    <style:style style:name="P205" style:family="paragraph" style:parent-style-name="Text_20_body" style:list-style-name="L22">
      <style:paragraph-properties fo:margin-top="0in" fo:margin-bottom="0in" loext:contextual-spacing="false" style:shadow="none"/>
      <style:text-properties officeooo:rsid="041bdb19" officeooo:paragraph-rsid="041bdb19"/>
    </style:style>
    <style:style style:name="P206" style:family="paragraph" style:parent-style-name="Text_20_body" style:list-style-name="L30">
      <style:paragraph-properties fo:margin-top="0in" fo:margin-bottom="0in" loext:contextual-spacing="false" style:shadow="none"/>
      <style:text-properties officeooo:rsid="041bdb19" officeooo:paragraph-rsid="042acbb6"/>
    </style:style>
    <style:style style:name="P207" style:family="paragraph" style:parent-style-name="Text_20_body" style:list-style-name="L28">
      <style:paragraph-properties fo:margin-top="0in" fo:margin-bottom="0in" loext:contextual-spacing="false" style:shadow="none"/>
      <style:text-properties officeooo:rsid="042049c4" officeooo:paragraph-rsid="042acbb6"/>
    </style:style>
    <style:style style:name="P208" style:family="paragraph" style:parent-style-name="Text_20_body" style:list-style-name="L29">
      <style:paragraph-properties fo:margin-top="0in" fo:margin-bottom="0in" loext:contextual-spacing="false" style:shadow="none"/>
      <style:text-properties officeooo:rsid="042049c4" officeooo:paragraph-rsid="042acbb6"/>
    </style:style>
    <style:style style:name="P209" style:family="paragraph" style:parent-style-name="Text_20_body" style:list-style-name="L22">
      <style:paragraph-properties fo:margin-top="0in" fo:margin-bottom="0in" loext:contextual-spacing="false" style:shadow="none"/>
      <style:text-properties officeooo:rsid="04236249" officeooo:paragraph-rsid="04236249"/>
    </style:style>
    <style:style style:name="P210" style:family="paragraph" style:parent-style-name="Text_20_body" style:list-style-name="L31">
      <style:paragraph-properties fo:margin-top="0in" fo:margin-bottom="0in" loext:contextual-spacing="false" style:shadow="none"/>
      <style:text-properties officeooo:rsid="0423adeb" officeooo:paragraph-rsid="042f58b7"/>
    </style:style>
    <style:style style:name="P211" style:family="paragraph" style:parent-style-name="Text_20_body" style:list-style-name="L22">
      <style:paragraph-properties fo:margin-top="0in" fo:margin-bottom="0in" loext:contextual-spacing="false" style:shadow="none"/>
      <style:text-properties officeooo:rsid="04262520" officeooo:paragraph-rsid="04262520"/>
    </style:style>
    <style:style style:name="P212" style:family="paragraph" style:parent-style-name="Text_20_body" style:list-style-name="L22">
      <style:paragraph-properties fo:margin-top="0in" fo:margin-bottom="0in" loext:contextual-spacing="false" style:shadow="none"/>
      <style:text-properties officeooo:rsid="042649f1" officeooo:paragraph-rsid="042649f1"/>
    </style:style>
    <style:style style:name="P213" style:family="paragraph" style:parent-style-name="Text_20_body" style:list-style-name="L22">
      <style:paragraph-properties fo:margin-top="0in" fo:margin-bottom="0in" loext:contextual-spacing="false" style:shadow="none"/>
      <style:text-properties officeooo:rsid="04272f79" officeooo:paragraph-rsid="04272f79"/>
    </style:style>
    <style:style style:name="P214" style:family="paragraph" style:parent-style-name="Text_20_body" style:list-style-name="L27">
      <style:paragraph-properties fo:margin-top="0in" fo:margin-bottom="0in" loext:contextual-spacing="false" style:shadow="none"/>
      <style:text-properties officeooo:rsid="04386967" officeooo:paragraph-rsid="04386967"/>
    </style:style>
    <style:style style:name="P215" style:family="paragraph" style:parent-style-name="Heading_20_1">
      <style:text-properties officeooo:paragraph-rsid="026c4951"/>
    </style:style>
    <style:style style:name="P216" style:family="paragraph" style:parent-style-name="Heading_20_1">
      <style:text-properties officeooo:rsid="011b9703" officeooo:paragraph-rsid="011b9703"/>
    </style:style>
    <style:style style:name="P217" style:family="paragraph" style:parent-style-name="Heading_20_1">
      <style:paragraph-properties fo:break-before="page"/>
    </style:style>
    <style:style style:name="P218" style:family="paragraph" style:parent-style-name="Heading_20_2">
      <style:text-properties officeooo:paragraph-rsid="00542527"/>
    </style:style>
    <style:style style:name="P219" style:family="paragraph" style:parent-style-name="Heading_20_2">
      <style:text-properties officeooo:rsid="03c43c6c"/>
    </style:style>
    <style:style style:name="P220" style:family="paragraph" style:parent-style-name="Heading_20_2">
      <style:text-properties officeooo:rsid="0297a6c7" officeooo:paragraph-rsid="0297a6c7"/>
    </style:style>
    <style:style style:name="P221" style:family="paragraph" style:parent-style-name="Table_20_Contents">
      <style:text-properties fo:font-style="italic" officeooo:rsid="02eef5cb" officeooo:paragraph-rsid="02eef5cb" style:font-style-asian="italic" style:font-style-complex="italic"/>
    </style:style>
    <style:style style:name="P222" style:family="paragraph" style:parent-style-name="Table_20_Contents">
      <style:text-properties officeooo:rsid="042daee9" officeooo:paragraph-rsid="042daee9"/>
    </style:style>
    <style:style style:name="P223" style:family="paragraph" style:parent-style-name="Table_20_Contents">
      <style:text-properties officeooo:rsid="02477db5" officeooo:paragraph-rsid="02477db5"/>
    </style:style>
    <style:style style:name="P224" style:family="paragraph" style:parent-style-name="Table_20_Contents">
      <style:text-properties officeooo:rsid="0430ad86" officeooo:paragraph-rsid="0430ad86"/>
    </style:style>
    <style:style style:name="P225" style:family="paragraph" style:parent-style-name="Table_20_Contents">
      <style:text-properties officeooo:rsid="0433b082" officeooo:paragraph-rsid="0433b082"/>
    </style:style>
    <style:style style:name="P226" style:family="paragraph" style:parent-style-name="Table_20_Contents">
      <style:text-properties officeooo:rsid="04379a7b" officeooo:paragraph-rsid="04379a7b"/>
    </style:style>
    <style:style style:name="P227" style:family="paragraph" style:parent-style-name="Table_20_Contents">
      <style:text-properties officeooo:rsid="043bd33c" officeooo:paragraph-rsid="043bd33c"/>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fo:font-style="italic" officeooo:rsid="043d8e66" style:font-style-asian="italic" style:font-style-complex="italic"/>
    </style:style>
    <style:style style:name="T11" style:family="text">
      <style:text-properties fo:font-style="italic" officeooo:rsid="043fcde3" style:font-style-asian="italic" style:font-style-complex="italic"/>
    </style:style>
    <style:style style:name="T12" style:family="text">
      <style:text-properties fo:font-style="italic" officeooo:rsid="04454c77" style:font-style-asian="italic" style:font-style-complex="italic"/>
    </style:style>
    <style:style style:name="T13" style:family="text">
      <style:text-properties fo:font-style="italic" officeooo:rsid="0446735c" style:font-style-asian="italic" style:font-style-complex="italic"/>
    </style:style>
    <style:style style:name="T14" style:family="text">
      <style:text-properties officeooo:rsid="0052ce89"/>
    </style:style>
    <style:style style:name="T15" style:family="text">
      <style:text-properties officeooo:rsid="005be460"/>
    </style:style>
    <style:style style:name="T16" style:family="text">
      <style:text-properties officeooo:rsid="007e16da"/>
    </style:style>
    <style:style style:name="T17" style:family="text">
      <style:text-properties officeooo:rsid="00835ed2"/>
    </style:style>
    <style:style style:name="T18" style:family="text">
      <style:text-properties officeooo:rsid="0098619b"/>
    </style:style>
    <style:style style:name="T19" style:family="text">
      <style:text-properties officeooo:rsid="00ab19a1"/>
    </style:style>
    <style:style style:name="T20" style:family="text">
      <style:text-properties officeooo:rsid="00b0d9b8"/>
    </style:style>
    <style:style style:name="T21" style:family="text">
      <style:text-properties officeooo:rsid="00be76ea"/>
    </style:style>
    <style:style style:name="T22" style:family="text">
      <style:text-properties officeooo:rsid="00cafbc1"/>
    </style:style>
    <style:style style:name="T23" style:family="text">
      <style:text-properties officeooo:rsid="00dfd16c"/>
    </style:style>
    <style:style style:name="T24" style:family="text">
      <style:text-properties officeooo:rsid="00ecc537"/>
    </style:style>
    <style:style style:name="T25" style:family="text">
      <style:text-properties officeooo:rsid="00f02aa6"/>
    </style:style>
    <style:style style:name="T26" style:family="text">
      <style:text-properties officeooo:rsid="00f0b99b"/>
    </style:style>
    <style:style style:name="T27" style:family="text">
      <style:text-properties officeooo:rsid="00fa1764"/>
    </style:style>
    <style:style style:name="T28" style:family="text">
      <style:text-properties officeooo:rsid="00ff4bc5"/>
    </style:style>
    <style:style style:name="T29" style:family="text">
      <style:text-properties officeooo:rsid="0103f09d"/>
    </style:style>
    <style:style style:name="T30" style:family="text">
      <style:text-properties officeooo:rsid="01084caf"/>
    </style:style>
    <style:style style:name="T31" style:family="text">
      <style:text-properties fo:font-weight="normal" style:font-weight-asian="normal" style:font-weight-complex="normal"/>
    </style:style>
    <style:style style:name="T32" style:family="text">
      <style:text-properties fo:font-weight="normal" officeooo:rsid="0114436d" style:font-weight-asian="normal" style:font-weight-complex="normal"/>
    </style:style>
    <style:style style:name="T33" style:family="text">
      <style:text-properties fo:font-weight="normal" officeooo:rsid="0117089b" style:font-weight-asian="normal" style:font-weight-complex="normal"/>
    </style:style>
    <style:style style:name="T34" style:family="text">
      <style:text-properties officeooo:rsid="011169c5"/>
    </style:style>
    <style:style style:name="T35" style:family="text">
      <style:text-properties officeooo:rsid="01249fde"/>
    </style:style>
    <style:style style:name="T36" style:family="text">
      <style:text-properties officeooo:rsid="0125b421"/>
    </style:style>
    <style:style style:name="T37" style:family="text">
      <style:text-properties officeooo:rsid="0126a3bc"/>
    </style:style>
    <style:style style:name="T38" style:family="text">
      <style:text-properties officeooo:rsid="012a393f"/>
    </style:style>
    <style:style style:name="T39" style:family="text">
      <style:text-properties officeooo:rsid="013086d4"/>
    </style:style>
    <style:style style:name="T40" style:family="text">
      <style:text-properties officeooo:rsid="013493d1"/>
    </style:style>
    <style:style style:name="T41" style:family="text">
      <style:text-properties officeooo:rsid="01417567"/>
    </style:style>
    <style:style style:name="T42" style:family="text">
      <style:text-properties officeooo:rsid="0143dc39"/>
    </style:style>
    <style:style style:name="T43" style:family="text">
      <style:text-properties officeooo:rsid="01470b1f"/>
    </style:style>
    <style:style style:name="T44" style:family="text">
      <style:text-properties officeooo:rsid="014abe97"/>
    </style:style>
    <style:style style:name="T45" style:family="text">
      <style:text-properties officeooo:rsid="014ca603"/>
    </style:style>
    <style:style style:name="T46" style:family="text">
      <style:text-properties officeooo:rsid="014d82ab"/>
    </style:style>
    <style:style style:name="T47" style:family="text">
      <style:text-properties officeooo:rsid="016cf681"/>
    </style:style>
    <style:style style:name="T48" style:family="text">
      <style:text-properties officeooo:rsid="016dd76f"/>
    </style:style>
    <style:style style:name="T49" style:family="text">
      <style:text-properties officeooo:rsid="016e345e"/>
    </style:style>
    <style:style style:name="T50" style:family="text">
      <style:text-properties officeooo:rsid="01710074"/>
    </style:style>
    <style:style style:name="T51" style:family="text">
      <style:text-properties officeooo:rsid="017d5ae9"/>
    </style:style>
    <style:style style:name="T52" style:family="text">
      <style:text-properties officeooo:rsid="017ff98b"/>
    </style:style>
    <style:style style:name="T53" style:family="text">
      <style:text-properties officeooo:rsid="01848a8f"/>
    </style:style>
    <style:style style:name="T54" style:family="text">
      <style:text-properties officeooo:rsid="014d82ab" fo:background-color="#ffff00" loext:char-shading-value="0"/>
    </style:style>
    <style:style style:name="T55" style:family="text">
      <style:text-properties officeooo:rsid="01898802"/>
    </style:style>
    <style:style style:name="T56" style:family="text">
      <style:text-properties officeooo:rsid="0192bde4"/>
    </style:style>
    <style:style style:name="T57" style:family="text">
      <style:text-properties officeooo:rsid="0198a0c2"/>
    </style:style>
    <style:style style:name="T58" style:family="text">
      <style:text-properties officeooo:rsid="01bc382d"/>
    </style:style>
    <style:style style:name="T59" style:family="text">
      <style:text-properties officeooo:rsid="01c36f1a"/>
    </style:style>
    <style:style style:name="T60" style:family="text">
      <style:text-properties officeooo:rsid="01c9110f"/>
    </style:style>
    <style:style style:name="T61" style:family="text">
      <style:text-properties officeooo:rsid="01e0cd46"/>
    </style:style>
    <style:style style:name="T62" style:family="text">
      <style:text-properties officeooo:rsid="01e8fb85"/>
    </style:style>
    <style:style style:name="T63" style:family="text">
      <style:text-properties officeooo:rsid="01ecd120"/>
    </style:style>
    <style:style style:name="T64" style:family="text">
      <style:text-properties officeooo:rsid="01f071f8"/>
    </style:style>
    <style:style style:name="T65" style:family="text">
      <style:text-properties officeooo:rsid="0206d753"/>
    </style:style>
    <style:style style:name="T66" style:family="text">
      <style:text-properties officeooo:rsid="02100862"/>
    </style:style>
    <style:style style:name="T67" style:family="text">
      <style:text-properties officeooo:rsid="021abee5"/>
    </style:style>
    <style:style style:name="T68" style:family="text">
      <style:text-properties officeooo:rsid="0220e643"/>
    </style:style>
    <style:style style:name="T69" style:family="text">
      <style:text-properties officeooo:rsid="0226a620"/>
    </style:style>
    <style:style style:name="T70" style:family="text">
      <style:text-properties officeooo:rsid="022a5a3c"/>
    </style:style>
    <style:style style:name="T71" style:family="text">
      <style:text-properties officeooo:rsid="022ad157"/>
    </style:style>
    <style:style style:name="T72" style:family="text">
      <style:text-properties officeooo:rsid="022ea557"/>
    </style:style>
    <style:style style:name="T73" style:family="text">
      <style:text-properties officeooo:rsid="0233f563"/>
    </style:style>
    <style:style style:name="T74" style:family="text">
      <style:text-properties style:text-position="sub 58%" officeooo:rsid="0233f563"/>
    </style:style>
    <style:style style:name="T75" style:family="text">
      <style:text-properties style:text-position="super 58%" officeooo:rsid="0233f563"/>
    </style:style>
    <style:style style:name="T76" style:family="text">
      <style:text-properties style:text-position="0% 100%" officeooo:rsid="0239f894"/>
    </style:style>
    <style:style style:name="T77" style:family="text">
      <style:text-properties officeooo:rsid="024b5738"/>
    </style:style>
    <style:style style:name="T78" style:family="text">
      <style:text-properties officeooo:rsid="024c83e5"/>
    </style:style>
    <style:style style:name="T79" style:family="text">
      <style:text-properties officeooo:rsid="024e6960"/>
    </style:style>
    <style:style style:name="T80" style:family="text">
      <style:text-properties officeooo:rsid="02554c5e"/>
    </style:style>
    <style:style style:name="T81" style:family="text">
      <style:text-properties officeooo:rsid="025a3132"/>
    </style:style>
    <style:style style:name="T82" style:family="text">
      <style:text-properties officeooo:rsid="025f6366"/>
    </style:style>
    <style:style style:name="T83" style:family="text">
      <style:text-properties officeooo:rsid="0262399e"/>
    </style:style>
    <style:style style:name="T84" style:family="text">
      <style:text-properties officeooo:rsid="026606a8"/>
    </style:style>
    <style:style style:name="T85" style:family="text">
      <style:text-properties style:font-name="OpenSymbol" officeooo:rsid="026d3d6c" style:font-name-asian="OpenSymbol" style:font-name-complex="OpenSymbol"/>
    </style:style>
    <style:style style:name="T86" style:family="text">
      <style:text-properties officeooo:rsid="007de264"/>
    </style:style>
    <style:style style:name="T87" style:family="text">
      <style:text-properties officeooo:rsid="026ef08a"/>
    </style:style>
    <style:style style:name="T88" style:family="text">
      <style:text-properties officeooo:rsid="026fd1d8"/>
    </style:style>
    <style:style style:name="T89" style:family="text">
      <style:text-properties officeooo:rsid="0271ff07"/>
    </style:style>
    <style:style style:name="T90" style:family="text">
      <style:text-properties officeooo:rsid="02982f31"/>
    </style:style>
    <style:style style:name="T91" style:family="text">
      <style:text-properties officeooo:rsid="029dc83d"/>
    </style:style>
    <style:style style:name="T92" style:family="text">
      <style:text-properties officeooo:rsid="02b0778a"/>
    </style:style>
    <style:style style:name="T93" style:family="text">
      <style:text-properties officeooo:rsid="02bc0711"/>
    </style:style>
    <style:style style:name="T94" style:family="text">
      <style:text-properties officeooo:rsid="02c5da8d"/>
    </style:style>
    <style:style style:name="T95" style:family="text">
      <style:text-properties officeooo:rsid="02d34fe8"/>
    </style:style>
    <style:style style:name="T96" style:family="text">
      <style:text-properties officeooo:rsid="02d3db67"/>
    </style:style>
    <style:style style:name="T97" style:family="text">
      <style:text-properties officeooo:rsid="02e1723a"/>
    </style:style>
    <style:style style:name="T98" style:family="text">
      <style:text-properties officeooo:rsid="02e46d5a"/>
    </style:style>
    <style:style style:name="T99" style:family="text">
      <style:text-properties officeooo:rsid="02edadc0"/>
    </style:style>
    <style:style style:name="T100" style:family="text">
      <style:text-properties officeooo:rsid="02efd47b"/>
    </style:style>
    <style:style style:name="T101" style:family="text">
      <style:text-properties officeooo:rsid="02f7199f"/>
    </style:style>
    <style:style style:name="T102" style:family="text">
      <style:text-properties officeooo:rsid="02f73dd0"/>
    </style:style>
    <style:style style:name="T103" style:family="text">
      <style:text-properties officeooo:rsid="02f9569f"/>
    </style:style>
    <style:style style:name="T104" style:family="text">
      <style:text-properties officeooo:rsid="02f9bb1f"/>
    </style:style>
    <style:style style:name="T105" style:family="text">
      <style:text-properties officeooo:rsid="02fb2758"/>
    </style:style>
    <style:style style:name="T106" style:family="text">
      <style:text-properties officeooo:rsid="02fc55ba"/>
    </style:style>
    <style:style style:name="T107" style:family="text">
      <style:text-properties officeooo:rsid="02ffc28b"/>
    </style:style>
    <style:style style:name="T108" style:family="text">
      <style:text-properties officeooo:rsid="01b802a3"/>
    </style:style>
    <style:style style:name="T109" style:family="text">
      <style:text-properties officeooo:rsid="031ceec2"/>
    </style:style>
    <style:style style:name="T110" style:family="text">
      <style:text-properties officeooo:rsid="032de68c"/>
    </style:style>
    <style:style style:name="T111" style:family="text">
      <style:text-properties officeooo:rsid="03603704"/>
    </style:style>
    <style:style style:name="T112" style:family="text">
      <style:text-properties officeooo:rsid="036ecf17"/>
    </style:style>
    <style:style style:name="T113" style:family="text">
      <style:text-properties officeooo:rsid="039025aa"/>
    </style:style>
    <style:style style:name="T114" style:family="text">
      <style:text-properties officeooo:rsid="03941ca0"/>
    </style:style>
    <style:style style:name="T115" style:family="text">
      <style:text-properties officeooo:rsid="039c69aa"/>
    </style:style>
    <style:style style:name="T116" style:family="text">
      <style:text-properties officeooo:rsid="03abd274"/>
    </style:style>
    <style:style style:name="T117" style:family="text">
      <style:text-properties officeooo:rsid="03b1b87b"/>
    </style:style>
    <style:style style:name="T118" style:family="text">
      <style:text-properties officeooo:rsid="03bcf5b7"/>
    </style:style>
    <style:style style:name="T119" style:family="text">
      <style:text-properties officeooo:rsid="03bd1d1f"/>
    </style:style>
    <style:style style:name="T120" style:family="text">
      <style:text-properties officeooo:rsid="03fb853e"/>
    </style:style>
    <style:style style:name="T121" style:family="text">
      <style:text-properties officeooo:rsid="03fc27c4"/>
    </style:style>
    <style:style style:name="T122" style:family="text">
      <style:text-properties officeooo:rsid="0403c9aa"/>
    </style:style>
    <style:style style:name="T123" style:family="text">
      <style:text-properties officeooo:rsid="0408adb0"/>
    </style:style>
    <style:style style:name="T124" style:family="text">
      <style:text-properties officeooo:rsid="040cedb6"/>
    </style:style>
    <style:style style:name="T125" style:family="text">
      <style:text-properties officeooo:rsid="040ec207"/>
    </style:style>
    <style:style style:name="T126" style:family="text">
      <style:text-properties officeooo:rsid="041de4a8"/>
    </style:style>
    <style:style style:name="T127" style:family="text">
      <style:text-properties officeooo:rsid="041e69dc"/>
    </style:style>
    <style:style style:name="T128" style:family="text">
      <style:text-properties officeooo:rsid="042049c4"/>
    </style:style>
    <style:style style:name="T129" style:family="text">
      <style:text-properties officeooo:rsid="04286d47"/>
    </style:style>
    <style:style style:name="T130" style:family="text">
      <style:text-properties officeooo:rsid="042c7dd8"/>
    </style:style>
    <style:style style:name="T131" style:family="text">
      <style:text-properties officeooo:rsid="0430ad86"/>
    </style:style>
    <style:style style:name="T132" style:family="text">
      <style:text-properties officeooo:rsid="043694d3"/>
    </style:style>
    <style:style style:name="T133" style:family="text">
      <style:text-properties officeooo:rsid="043c9173"/>
    </style:style>
    <style:style style:name="T134" style:family="text">
      <style:text-properties officeooo:rsid="043f2afb"/>
    </style:style>
    <style:style style:name="T135" style:family="text">
      <style:text-properties officeooo:rsid="04439a0b"/>
    </style:style>
    <style:style style:name="T136" style:family="text">
      <style:text-properties fo:font-style="normal" style:font-style-asian="normal" style:font-style-complex="normal"/>
    </style:style>
    <style:style style:name="T137" style:family="text">
      <style:text-properties fo:font-style="normal" officeooo:rsid="0384e302" style:font-style-asian="normal" style:font-style-complex="normal"/>
    </style:style>
    <style:style style:name="T138" style:family="text">
      <style:text-properties fo:font-style="normal" officeooo:rsid="0382edff" style:font-style-asian="normal" style:font-style-complex="normal"/>
    </style:style>
    <style:style style:name="T139" style:family="text">
      <style:text-properties fo:font-style="normal" officeooo:rsid="045195ea" style:font-style-asian="normal" style:font-style-complex="normal"/>
    </style:style>
    <style:style style:name="T140" style:family="text">
      <style:text-properties fo:font-style="normal" officeooo:rsid="03b0e95c" style:font-style-asian="normal" style:font-style-complex="normal"/>
    </style:style>
    <style:style style:name="T141" style:family="text">
      <style:text-properties fo:font-style="normal" officeooo:rsid="044bc532" style:font-style-asian="normal" style:font-style-complex="normal"/>
    </style:style>
    <style:style style:name="T142" style:family="text">
      <style:text-properties fo:font-style="normal" officeooo:rsid="046b37ef" style:font-style-asian="normal" style:font-style-complex="normal"/>
    </style:style>
    <style:style style:name="T143" style:family="text">
      <style:text-properties fo:font-style="normal" officeooo:rsid="046ce785" style:font-style-asian="normal" style:font-style-complex="normal"/>
    </style:style>
    <style:style style:name="T144" style:family="text">
      <style:text-properties officeooo:rsid="044aa217"/>
    </style:style>
    <style:style style:name="T145" style:family="text">
      <style:text-properties officeooo:rsid="04508ee4"/>
    </style:style>
    <style:style style:name="T146" style:family="text">
      <style:text-properties officeooo:rsid="045cec22"/>
    </style:style>
    <style:style style:name="T147" style:family="text">
      <style:text-properties officeooo:rsid="0464bd6b"/>
    </style:style>
    <style:style style:name="T148" style:family="text">
      <style:text-properties officeooo:rsid="0464c969"/>
    </style:style>
    <style:style style:name="T149" style:family="text">
      <style:text-properties officeooo:rsid="0465ec7d"/>
    </style:style>
    <style:style style:name="T150" style:family="text">
      <style:text-properties officeooo:rsid="04690864"/>
    </style:style>
    <style:style style:name="T151" style:family="text">
      <style:text-properties officeooo:rsid="0474130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FunnelVision</text:p>
      <text:p text:style-name="Subtitle">Project <text:span text:style-name="T2">Planning </text:span>Documentation</text:p>
      <text:p text:style-name="P1"/>
      <text:p text:style-name="P2">Masado Ishii</text:p>
      <text:p text:style-name="P3">CIS441 Final Project</text:p>
      <text:p text:style-name="P4">Last change 2016-12-<text:span text:style-name="T99">2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08_279127627" text:style-name="Index_20_Link" text:visited-style-name="Index_20_Link">Introduction<text:tab/>1</text:a></text:p>
          <text:p text:style-name="P61"><text:a xlink:type="simple" xlink:href="#__RefHeading___Toc110_279127627" text:style-name="Index_20_Link" text:visited-style-name="Index_20_Link">Proposal (excerpt):<text:tab/>1</text:a></text:p>
          <text:p text:style-name="P61"><text:a xlink:type="simple" xlink:href="#__RefHeading___Toc112_279127627" text:style-name="Index_20_Link" text:visited-style-name="Index_20_Link">Suggestions from Prof. Hank Childs:<text:tab/>2</text:a></text:p>
          <text:p text:style-name="P62"><text:a xlink:type="simple" xlink:href="#__RefHeading___Toc272_139757363" text:style-name="Index_20_Link" text:visited-style-name="Index_20_Link">Requirements<text:tab/>2</text:a></text:p>
          <text:p text:style-name="P62"><text:a xlink:type="simple" xlink:href="#__RefHeading___Toc114_279127627" text:style-name="Index_20_Link" text:visited-style-name="Index_20_Link">Project Plan<text:tab/>2</text:a></text:p>
          <text:p text:style-name="P62"><text:a xlink:type="simple" xlink:href="#__RefHeading___Toc274_139757363" text:style-name="Index_20_Link" text:visited-style-name="Index_20_Link">Notes from Readings<text:tab/>3</text:a></text:p>
          <text:p text:style-name="P62"><text:a xlink:type="simple" xlink:href="#__RefHeading___Toc276_139757363" text:style-name="Index_20_Link" text:visited-style-name="Index_20_Link">Architectures/views<text:tab/>4</text:a></text:p>
          <text:p text:style-name="P61"><text:a xlink:type="simple" xlink:href="#__RefHeading___Toc278_139757363" text:style-name="Index_20_Link" text:visited-style-name="Index_20_Link">Scene management with portals: Recursive execution/algorithm<text:tab/>4</text:a></text:p>
          <text:p text:style-name="P61"><text:a xlink:type="simple" xlink:href="#__RefHeading___Toc307_139757363" text:style-name="Index_20_Link" text:visited-style-name="Index_20_Link">Impact of the portal coordinate transform on the representation of vertex data<text:tab/>6</text:a></text:p>
          <text:p text:style-name="P62"><text:a xlink:type="simple" xlink:href="#__RefHeading___Toc280_139757363" text:style-name="Index_20_Link" text:visited-style-name="Index_20_Link">Unsorted Notes<text:tab/>7</text:a></text:p>
          <text:p text:style-name="P62"><text:a xlink:type="simple" xlink:href="#__RefHeading___Toc116_279127627" text:style-name="Index_20_Link" text:visited-style-name="Index_20_Link">Appendix: Project Chronology<text:tab/>9</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18">Some parameters that could be explored:</text:p>
      <text:list xml:id="list578951243888635235" text:style-name="L1">
        <text:list-item>
          <text:p text:style-name="P66">Portal type- <text:span text:style-name="T21">Flat window, or some volume displacement? (Wormholes are cutouts of open balls, with the boundaries glued together; do we allow the degenerate, volume-less cases or not?)</text:span></text:p>
        </text:list-item>
        <text:list-item>
          <text:p text:style-name="P67">Number of portals- <text:span text:style-name="T22">multiple views of the same room; looking through a series of portals.</text:span></text:p>
        </text:list-item>
        <text:list-item>
          <text:p text:style-name="P68">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218" text:outline-level="2"><text:bookmark-start text:name="__RefHeading___Toc112_279127627"/>Suggestions from <text:span text:style-name="T14">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6166820176574583333" text:style-name="L2">
        <text:list-item>
          <text:p text:style-name="P150">Iteration 1:</text:p>
          <text:list>
            <text:list-item>
              <text:p text:style-name="P153">Render a scene <text:span text:style-name="T19">with a single portal in it.</text:span></text:p>
              <text:list>
                <text:list-item>
                  <text:p text:style-name="P154">No <text:span text:style-name="T72">bending of space</text:span>, <text:span text:style-name="T20">just do camera dispalcement through a stencil view.</text:span></text:p>
                </text:list-item>
                <text:list-item>
                  <text:p text:style-name="P155">There is a coordinate transformation between source portal (1) and destination portal (2): <text:span text:style-name="T73">Take coordinates relative to frame 1 (O</text:span><text:span text:style-name="T74">1</text:span><text:span text:style-name="T73">, u</text:span><text:span text:style-name="T74">1</text:span><text:span text:style-name="T73">, v</text:span><text:span text:style-name="T74">1</text:span><text:span text:style-name="T73">, w</text:span><text:span text:style-name="T74">1</text:span><text:span text:style-name="T73">), and apply in frame 2 (O</text:span><text:span text:style-name="T74">2</text:span><text:span text:style-name="T73">, u</text:span><text:span text:style-name="T74">2</text:span><text:span text:style-name="T73">, v</text:span><text:span text:style-name="T74">2</text:span><text:span text:style-name="T73">, w</text:span><text:span text:style-name="T74">2</text:span><text:span text:style-name="T73">). If M</text:span><text:span text:style-name="T74">i</text:span><text:span text:style-name="T73"> = [u</text:span><text:span text:style-name="T74">i</text:span><text:span text:style-name="T73"> v</text:span><text:span text:style-name="T74">i</text:span><text:span text:style-name="T73"> w</text:span><text:span text:style-name="T74">i</text:span><text:span text:style-name="T73">], then the transform is T(x) = O</text:span><text:span text:style-name="T74">2</text:span><text:span text:style-name="T73"> + M</text:span><text:span text:style-name="T74">2</text:span><text:span text:style-name="T73">M</text:span><text:span text:style-name="T74">1</text:span><text:span text:style-name="T75">-1</text:span><text:span text:style-name="T76">(</text:span><text:span text:style-name="T73">x – O</text:span><text:span text:style-name="T74">1</text:span><text:span text:style-name="T73">)</text:span></text:p>
                </text:list-item>
              </text:list>
            </text:list-item>
            <text:list-item>
              <text:p text:style-name="P156">The user can navigate in the plane with WASD and orient look with mouselook.</text:p>
            </text:list-item>
            <text:list-item>
              <text:p text:style-name="P157">The code should be extensible to a <text:span text:style-name="T84">scene with multiple portals.</text:span></text:p>
            </text:list-item>
            <text:list-item>
              <text:p text:style-name="P158">The code should be extensible to use mesh loading.</text:p>
            </text:list-item>
            <text:list-item>
              <text:p text:style-name="P157">The code should be extensible to use shaders.</text:p>
            </text:list-item>
          </text:list>
        </text:list-item>
      </text:list>
      <text:p text:style-name="P22"/>
      <text:list xml:id="list2425501406227" text:continue-numbering="true" text:style-name="L2">
        <text:list-item>
          <text:p text:style-name="P152">Iteration 2:</text:p>
          <text:list>
            <text:list-item>
              <text:p text:style-name="P159">[]</text:p>
            </text:list-item>
          </text:list>
        </text:list-item>
      </text:list>
      <text:h text:style-name="P215" text:outline-level="1"><text:bookmark-start text:name="__RefHeading___Toc114_279127627"/>Project Plan<text:bookmark-end text:name="__RefHeading___Toc114_279127627"/></text:h>
      <text:p text:style-name="P10">This project will move forward in iterations, as <text:span text:style-name="T15">the goals and requirements are converged upon.</text:span></text:p>
      <text:p text:style-name="P9">Plan as of 2016-12-0<text:span text:style-name="T80">7</text:span></text:p>
      <text:list xml:id="list1378495796983096274" text:style-name="L3">
        <text:list-item>
          <text:p text:style-name="P151">Iteration 1:</text:p>
          <text:list>
            <text:list-item>
              <text:p text:style-name="P160">Goals: <text:span text:style-name="T18">Proof of concept for the basic portal effect.</text:span></text:p>
            </text:list-item>
            <text:list-item>
              <text:p text:style-name="P161">Sub-iteration 1.1:</text:p>
            </text:list-item>
          </text:list>
        </text:list-item>
      </text:list>
      <text:list xml:id="list6257366738025945319" text:style-name="L4">
        <text:list-item>
          <text:list>
            <text:list-item>
              <text:list>
                <text:list-item>
                  <text:p text:style-name="P162">[12-01]: <text:span text:style-name="T85">✓</text:span><text:span text:style-name="T16">First draft of the requirements.</text:span></text:p>
                </text:list-item>
              </text:list>
            </text:list-item>
          </text:list>
        </text:list-item>
      </text:list>
      <text:list xml:id="list3794088353266541185" text:style-name="L5">
        <text:list-item>
          <text:list>
            <text:list-item>
              <text:list>
                <text:list-item>
                  <text:p text:style-name="P163">[<text:span text:style-name="T17">12-05</text:span>]: <text:span text:style-name="T85">✓</text:span><text:span text:style-name="T86">Get a basic scene going- A floor and a floating cube.</text:span></text:p>
                </text:list-item>
              </text:list>
            </text:list-item>
          </text:list>
        </text:list-item>
      </text:list>
      <text:list xml:id="list2425382910939" text:continue-list="list1378495796983096274" text:style-name="L3">
        <text:list-item>
          <text:list>
            <text:list-item>
              <text:list>
                <text:list-item>
                  <text:p text:style-name="P164">For the interactor, we will use the one provided by Hank Childs in the projects.</text:p>
                </text:list-item>
              </text:list>
            </text:list-item>
            <text:list-item>
              <text:p text:style-name="P165">Sub-iteration 1.2:</text:p>
            </text:list-item>
          </text:list>
        </text:list-item>
      </text:list>
      <text:list xml:id="list1985501028785297550" text:style-name="L6">
        <text:list-item>
          <text:list>
            <text:list-item>
              <text:list>
                <text:list-item>
                  <text:p text:style-name="P166">[<text:span text:style-name="T24">12-05</text:span>]: <text:span text:style-name="T85">✓</text:span><text:span text:style-name="T86">Research "Portal OpenGL" done by others, maybe 30min</text:span></text:p>
                </text:list-item>
              </text:list>
            </text:list-item>
          </text:list>
        </text:list-item>
      </text:list>
      <text:list xml:id="list6999313833628578664" text:style-name="L7">
        <text:list-item>
          <text:list>
            <text:list-item>
              <text:list>
                <text:list-item>
                  <text:p text:style-name="P167">[<text:span text:style-name="T24">12-05</text:span>]: <text:span text:style-name="T85">✓</text:span><text:span text:style-name="T86">Find and read</text:span> stencil-buffering docs.</text:p>
                </text:list-item>
              </text:list>
            </text:list-item>
          </text:list>
        </text:list-item>
      </text:list>
      <text:list xml:id="list6880713687754791027" text:style-name="L8">
        <text:list-item>
          <text:list>
            <text:list-item>
              <text:list>
                <text:list-item>
                  <text:p text:style-name="P168">[12-06]: <text:span text:style-name="T85">✓</text:span>Derive a simple keystroke handler while retaining old rotation nav.</text:p>
                </text:list-item>
              </text:list>
            </text:list-item>
          </text:list>
        </text:list-item>
      </text:list>
      <text:list xml:id="list4187438320002572572" text:style-name="L9">
        <text:list-item>
          <text:list>
            <text:list-item>
              <text:list>
                <text:list-item>
                  <text:list>
                    <text:list-item>
                      <text:p text:style-name="P170"><text:soft-page-break/>Actually this is already done for us in fancy.vtk.</text:p>
                    </text:list-item>
                  </text:list>
                </text:list-item>
                <text:list-item>
                  <text:p text:style-name="P171">[12-08]: <text:span text:style-name="T94">Define a class hierarchy for meshes and objects.</text:span></text:p>
                </text:list-item>
              </text:list>
            </text:list-item>
          </text:list>
        </text:list-item>
      </text:list>
      <text:list xml:id="list4657608069142527392" text:style-name="L10">
        <text:list-item>
          <text:list>
            <text:list-item>
              <text:list>
                <text:list-item>
                  <text:list>
                    <text:list-item>
                      <text:p text:style-name="P172">[12-08]: <text:span text:style-name="T85">✓</text:span>Think about it.</text:p>
                    </text:list-item>
                  </text:list>
                </text:list-item>
              </text:list>
            </text:list-item>
          </text:list>
        </text:list-item>
      </text:list>
      <text:list xml:id="list5680369125843950923" text:style-name="L11">
        <text:list-item>
          <text:list>
            <text:list-item>
              <text:list>
                <text:list-item>
                  <text:list>
                    <text:list-item>
                      <text:p text:style-name="P173">[12-08]: <text:span text:style-name="T85">✓</text:span>Code it.</text:p>
                    </text:list-item>
                  </text:list>
                </text:list-item>
              </text:list>
            </text:list-item>
          </text:list>
        </text:list-item>
      </text:list>
      <text:list xml:id="list6478705884437535220" text:style-name="L12">
        <text:list-item>
          <text:list>
            <text:list-item>
              <text:list>
                <text:list-item>
                  <text:list>
                    <text:list-item>
                      <text:p text:style-name="P174">[12-08]: <text:span text:style-name="T85">✓</text:span>Refactor existing code to use that system.</text:p>
                    </text:list-item>
                  </text:list>
                </text:list-item>
              </text:list>
            </text:list-item>
          </text:list>
        </text:list-item>
      </text:list>
      <text:list xml:id="list8742892383682995720" text:style-name="L13">
        <text:list-item>
          <text:list>
            <text:list-item>
              <text:list>
                <text:list-item>
                  <text:list>
                    <text:list-item>
                      <text:p text:style-name="P175">[12-09]: <text:span text:style-name="T85">✓</text:span>Create portal objects.</text:p>
                    </text:list-item>
                  </text:list>
                </text:list-item>
              </text:list>
            </text:list-item>
          </text:list>
        </text:list-item>
      </text:list>
      <text:list xml:id="list2426152982982" text:continue-list="list4187438320002572572" text:style-name="L9">
        <text:list-item>
          <text:list>
            <text:list-item>
              <text:list>
                <text:list-item>
                  <text:p text:style-name="P176">[12-0<text:span text:style-name="T70">6</text:span>]: Create a half-portal (a <text:span text:style-name="T71">single</text:span> window)</text:p>
                </text:list-item>
              </text:list>
            </text:list-item>
          </text:list>
        </text:list-item>
      </text:list>
      <text:list xml:id="list198746224355404253" text:style-name="L14">
        <text:list-item>
          <text:list>
            <text:list-item>
              <text:list>
                <text:list-item>
                  <text:list>
                    <text:list-item>
                      <text:p text:style-name="P169">[12-06]: <text:span text:style-name="T85">✓</text:span>Program the coordinate transform (for "camera").</text:p>
                    </text:list-item>
                  </text:list>
                </text:list-item>
              </text:list>
            </text:list-item>
          </text:list>
        </text:list-item>
      </text:list>
      <text:list xml:id="list2618191484389053123" text:style-name="L15">
        <text:list-item>
          <text:list>
            <text:list-item>
              <text:list>
                <text:list-item>
                  <text:list>
                    <text:list-item>
                      <text:list>
                        <text:list-item>
                          <text:p text:style-name="P177">[12-06]: <text:span text:style-name="T85">✓</text:span>Write an equation.</text:p>
                        </text:list-item>
                      </text:list>
                    </text:list-item>
                  </text:list>
                </text:list-item>
              </text:list>
            </text:list-item>
          </text:list>
        </text:list-item>
      </text:list>
      <text:list xml:id="list1653557220161963063" text:style-name="L16">
        <text:list-item>
          <text:list>
            <text:list-item>
              <text:list>
                <text:list-item>
                  <text:list>
                    <text:list-item>
                      <text:list>
                        <text:list-item>
                          <text:p text:style-name="P178">[12-07]: <text:span text:style-name="T85">✓</text:span><text:span text:style-name="T86">Find and test function that retrieves current modelview matrix.</text:span></text:p>
                        </text:list-item>
                      </text:list>
                    </text:list-item>
                  </text:list>
                </text:list-item>
              </text:list>
            </text:list-item>
          </text:list>
        </text:list-item>
      </text:list>
      <text:list xml:id="list5145164955493078537" text:style-name="L17">
        <text:list-item>
          <text:list>
            <text:list-item>
              <text:list>
                <text:list-item>
                  <text:list>
                    <text:list-item>
                      <text:list>
                        <text:list-item>
                          <text:p text:style-name="P180">[12-0<text:span text:style-name="T87">8</text:span>]: <text:span text:style-name="T85">✓</text:span>Find and test methods to construct &amp; multiply matrices.</text:p>
                        </text:list-item>
                      </text:list>
                    </text:list-item>
                  </text:list>
                </text:list-item>
              </text:list>
            </text:list-item>
          </text:list>
        </text:list-item>
      </text:list>
      <text:list xml:id="list5245665530893987086" text:style-name="L18">
        <text:list-item>
          <text:list>
            <text:list-item>
              <text:list>
                <text:list-item>
                  <text:list>
                    <text:list-item>
                      <text:list>
                        <text:list-item>
                          <text:p text:style-name="P181">[12-0<text:span text:style-name="T87">8</text:span>]: <text:span text:style-name="T85">✓</text:span>Find and test methods to set (not accumulate) modelview matrix.</text:p>
                        </text:list-item>
                      </text:list>
                    </text:list-item>
                  </text:list>
                </text:list-item>
              </text:list>
            </text:list-item>
          </text:list>
        </text:list-item>
      </text:list>
      <text:list xml:id="list8534293698906869752" text:style-name="L19">
        <text:list-item>
          <text:list>
            <text:list-item>
              <text:list>
                <text:list-item>
                  <text:list>
                    <text:list-item>
                      <text:list>
                        <text:list-item>
                          <text:p text:style-name="P182">[12-0<text:span text:style-name="T87">8</text:span>]: <text:span text:style-name="T85">✓</text:span>Refactor the draw-scene code to call recursively.</text:p>
                        </text:list-item>
                      </text:list>
                    </text:list-item>
                  </text:list>
                </text:list-item>
              </text:list>
            </text:list-item>
          </text:list>
        </text:list-item>
      </text:list>
      <text:list xml:id="list7208669264854522625" text:style-name="L20">
        <text:list-item>
          <text:list>
            <text:list-item>
              <text:list>
                <text:list-item>
                  <text:list>
                    <text:list-item>
                      <text:list>
                        <text:list-item>
                          <text:list>
                            <text:list-item>
                              <text:p text:style-name="P184"><text:span text:style-name="T85">✓</text:span>(Use a "number of passes left" parameter to halt the recursion.)</text:p>
                            </text:list-item>
                          </text:list>
                        </text:list-item>
                      </text:list>
                    </text:list-item>
                  </text:list>
                </text:list-item>
              </text:list>
            </text:list-item>
          </text:list>
        </text:list-item>
      </text:list>
      <text:list xml:id="list2113135465078043313" text:style-name="L21">
        <text:list-item>
          <text:list>
            <text:list-item>
              <text:list>
                <text:list-item>
                  <text:list>
                    <text:list-item>
                      <text:list>
                        <text:list-item>
                          <text:p text:style-name="P185">[12-0<text:span text:style-name="T87">8</text:span>]: <text:span text:style-name="T85">✓</text:span>Put a recursive call in between camera transforms. <text:span text:style-name="T82">{Push,mult.,pop}</text:span></text:p>
                        </text:list-item>
                      </text:list>
                    </text:list-item>
                  </text:list>
                </text:list-item>
              </text:list>
            </text:list-item>
          </text:list>
        </text:list-item>
      </text:list>
      <text:list xml:id="list3884328163054584318" text:style-name="L22">
        <text:list-item>
          <text:list>
            <text:list-item>
              <text:list>
                <text:list-item>
                  <text:list>
                    <text:list-item>
                      <text:p text:style-name="P183">[12-0<text:span text:style-name="T88">8</text:span>]: <text:span text:style-name="T81">Apply stencil testing.</text:span></text:p>
                    </text:list-item>
                  </text:list>
                </text:list-item>
              </text:list>
            </text:list-item>
            <text:list-item>
              <text:p text:style-name="P186">Sub-iteration 1.3:</text:p>
              <text:list>
                <text:list-item>
                  <text:p text:style-name="P205">Goal: Implement the corrected algorithm (2016.12.2<text:span text:style-name="T126">3</text:span>) <text:span text:style-name="T127">in the OpenGL API</text:span></text:p>
                </text:list-item>
              </text:list>
            </text:list-item>
          </text:list>
        </text:list-item>
      </text:list>
      <text:list xml:id="list2076348259397377065" text:style-name="L30">
        <text:list-item>
          <text:list>
            <text:list-item>
              <text:list>
                <text:list-item>
                  <text:p text:style-name="P206">[12-2<text:span text:style-name="T128">6]: </text:span><text:span text:style-name="T85">✓</text:span><text:span text:style-name="T128">Refactor the recursive logic to match the corrected algorithm.</text:span></text:p>
                </text:list-item>
              </text:list>
            </text:list-item>
          </text:list>
        </text:list-item>
      </text:list>
      <text:list xml:id="list7814169599583555168" text:style-name="L28">
        <text:list-item>
          <text:list>
            <text:list-item>
              <text:list>
                <text:list-item>
                  <text:list>
                    <text:list-item>
                      <text:p text:style-name="P207"><text:span text:style-name="T85">✓</text:span>For the time being, use dummy drawing code.</text:p>
                    </text:list-item>
                  </text:list>
                </text:list-item>
              </text:list>
            </text:list-item>
          </text:list>
        </text:list-item>
      </text:list>
      <text:list xml:id="list3826791280403452597" text:style-name="L29">
        <text:list-item>
          <text:list>
            <text:list-item>
              <text:list>
                <text:list-item>
                  <text:list>
                    <text:list-item>
                      <text:p text:style-name="P208"><text:span text:style-name="T85">✓</text:span>Output to console what the settings are.</text:p>
                    </text:list-item>
                  </text:list>
                </text:list-item>
              </text:list>
            </text:list-item>
          </text:list>
        </text:list-item>
      </text:list>
      <text:list xml:id="list2426287286039" text:continue-list="list3884328163054584318" text:style-name="L22">
        <text:list-item>
          <text:list>
            <text:list-item>
              <text:list>
                <text:list-item>
                  <text:p text:style-name="P209">[12-2<text:span text:style-name="T130">7</text:span>]: Understand how to implement my manipulations of the OpenGL buffers.</text:p>
                </text:list-item>
              </text:list>
            </text:list-item>
          </text:list>
        </text:list-item>
      </text:list>
      <text:list xml:id="list4430941348655221864" text:style-name="L31">
        <text:list-item>
          <text:list>
            <text:list-item>
              <text:list>
                <text:list-item>
                  <text:list>
                    <text:list-item>
                      <text:p text:style-name="P210"><text:span text:style-name="T85">✓</text:span>Get a test scene with a few triangles to render.</text:p>
                    </text:list-item>
                  </text:list>
                </text:list-item>
              </text:list>
            </text:list-item>
          </text:list>
        </text:list-item>
      </text:list>
      <text:list xml:id="list2424415705013" text:continue-list="list2426287286039" text:style-name="L22">
        <text:list-item>
          <text:list>
            <text:list-item>
              <text:list>
                <text:list-item>
                  <text:list>
                    <text:list-item>
                      <text:p text:style-name="P211">Plan a layout of overlapping shapes with which to test the buffer conditions.</text:p>
                    </text:list-item>
                    <text:list-item>
                      <text:p text:style-name="P212">For each buffer manipulation, <text:span text:style-name="T129">individually test &amp; </text:span>record a snippet.</text:p>
                    </text:list-item>
                  </text:list>
                </text:list-item>
                <text:list-item>
                  <text:p text:style-name="P213">[12-2<text:span text:style-name="T130">7</text:span>]: Implement the buffer aspect of the 12.23 algorithm.</text:p>
                </text:list-item>
              </text:list>
            </text:list-item>
            <text:list-item>
              <text:p text:style-name="P204">Sub-iteration 1.4:</text:p>
              <text:list>
                <text:list-item>
                  <text:p text:style-name="P186">[12-0<text:span text:style-name="T89">8</text:span>]: <text:span text:style-name="T83">Refactor the draw-scene code to be extensible.</text:span></text:p>
                </text:list-item>
              </text:list>
            </text:list-item>
          </text:list>
        </text:list-item>
      </text:list>
      <text:list xml:id="list5293496051978901075" text:style-name="L23">
        <text:list-item>
          <text:list>
            <text:list-item>
              <text:list>
                <text:list-item>
                  <text:list>
                    <text:list-item>
                      <text:p text:style-name="P187">[12-0<text:span text:style-name="T89">8</text:span>]: Sketch out how display lists/instance arrays might be used…</text:p>
                    </text:list-item>
                    <text:list-item>
                      <text:p text:style-name="P187"><text:span text:style-name="T96">[sometime] ...p</text:span>ossibly in conjunction with shader programs.</text:p>
                    </text:list-item>
                  </text:list>
                </text:list-item>
              </text:list>
            </text:list-item>
          </text:list>
        </text:list-item>
      </text:list>
      <text:list xml:id="list2425856046687" text:continue-list="list2424415705013" text:style-name="L22">
        <text:list-item>
          <text:list>
            <text:list-item>
              <text:list>
                <text:list-item>
                  <text:list>
                    <text:list-item>
                      <text:list>
                        <text:list-item>
                          <text:p text:style-name="P179"/>
                        </text:list-item>
                      </text:list>
                    </text:list-item>
                  </text:list>
                </text:list-item>
              </text:list>
            </text:list-item>
          </text:list>
        </text:list-item>
      </text:list>
      <text:list xml:id="list5265125934691520417" text:style-name="L24">
        <text:list-item>
          <text:list>
            <text:list-item>
              <text:p text:style-name="P188">[sometime]: Program the interactor.</text:p>
            </text:list-item>
          </text:list>
        </text:list-item>
      </text:list>
      <text:h text:style-name="P216" text:outline-level="1"><text:bookmark-start text:name="__RefHeading___Toc274_139757363"/>Notes from Readings<text:bookmark-end text:name="__RefHeading___Toc274_139757363"/></text:h>
      <text:p text:style-name="P8">LearnOpenGL.com</text:p>
      <text:list xml:id="list3820693007469033806" text:style-name="L25">
        <text:list-item>
          <text:p text:style-name="P69">Advanced-OpenGL/Depth-testing</text:p>
          <text:list>
            <text:list-item>
              <text:p text:style-name="P70"><text:soft-page-break/>OpenGL gives options: <text:span text:style-name="T36">Depth-testing is performed after stencil testing.</text:span> Turn Depth testing on/off, control conditions (e.g. less, greater, always); <text:span text:style-name="T35">can access z-buffer from a fragment shader; can flush the depth buffer.</text:span></text:p>
            </text:list-item>
            <text:list-item>
              <text:p text:style-name="P71">This section is probably useful if I focus on stencil testing.</text:p>
            </text:list-item>
            <text:list-item>
              <text:p text:style-name="P72">Maybe I <text:span text:style-name="T37">need to turn depth-testing on/off when I render through a portal…</text:span></text:p>
            </text:list-item>
          </text:list>
        </text:list-item>
        <text:list-item>
          <text:p text:style-name="P73">Advanced-OpenGL/Stencil-testing</text:p>
          <text:list>
            <text:list-item>
              <text:p text:style-name="P73">There is a stencil buffer, like the depth buffer and the color buffer. <text:span text:style-name="T38">It is a 2D 8-bit mask.</text:span></text:p>
              <text:list>
                <text:list-item>
                  <text:p text:style-name="P74">We have 256 possible values. Are these like channels? <text:span text:style-name="T40">(Up to 256 portals!)</text:span></text:p>
                </text:list-item>
              </text:list>
            </text:list-item>
            <text:list-item>
              <text:p text:style-name="P75"><text:span text:style-name="T41">Create a stencil bufer using</text:span> windowing library; <text:span text:style-name="T41">OpenGL does not create it for you.</text:span></text:p>
            </text:list-item>
            <text:list-item>
              <text:p text:style-name="P76">glStencilFunc(func, ref, mask): <text:span text:style-name="T44">Defines the stencil-test and sets values for </text:span>glStencilOp().</text:p>
            </text:list-item>
            <text:list-item>
              <text:p text:style-name="P77">glStencilOp(<text:span text:style-name="T39">sfail, dpfail, dppass</text:span>): <text:span text:style-name="T45">Define</text:span> action <text:span text:style-name="T45">based on combo</text:span> of stencil-test &amp; depth-test.</text:p>
            </text:list-item>
            <text:list-item>
              <text:p text:style-name="P78">~For my project:</text:p>
              <text:list>
                <text:list-item>
                  <text:p text:style-name="P79">The below paradigm can be summarized: <text:span text:style-name="T55">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80">Initially the stencil buffer should have all 1's.</text:p>
                </text:list-item>
                <text:list-item>
                  <text:p text:style-name="P81">For each portal surface, assign a unique stencil reference id with glStencilFunc().</text:p>
                </text:list-item>
                <text:list-item>
                  <text:p text:style-name="P82"><text:span text:style-name="T43">Rendering a portal surface, w</text:span>e want</text:p>
                  <text:list>
                    <text:list-item>
                      <text:p text:style-name="P82"><text:span text:style-name="T46">glStencilFunc(</text:span><text:span text:style-name="T54">GL_ALWAYS</text:span><text:span text:style-name="T46">, </text:span><text:span text:style-name="T54">portal</text:span><text:span text:style-name="T46">_ref, 0xFF); // Re-write with this portal.</text:span></text:p>
                    </text:list-item>
                    <text:list-item>
                      <text:p text:style-name="P83">glStencilMask(0xFF); // <text:span text:style-name="T47">Enable stencil-writing for portal objects.</text:span></text:p>
                    </text:list-item>
                    <text:list-item>
                      <text:p text:style-name="P84">glStencilOp(*, GL_KEEP, GL_REPLACE); <text:s/>// The stencil test fails only for recursive portals.</text:p>
                    </text:list-item>
                  </text:list>
                </text:list-item>
                <text:list-item>
                  <text:p text:style-name="P85">Rendering <text:span text:style-name="T52">everything else, we want</text:span></text:p>
                  <text:list>
                    <text:list-item>
                      <text:p text:style-name="P86">glStencilFunc(<text:span text:style-name="T49">GL_EQUAL, portal_ref</text:span>, <text:span text:style-name="T50">0xFF)</text:span>; // <text:span text:style-name="T51">Note: Base case is no portal, and portal_ref == 255.</text:span></text:p>
                    </text:list-item>
                    <text:list-item>
                      <text:p text:style-name="P87">glStencilMask(0x00); <text:span text:style-name="T48">// Disable stencil-writing for non-portal objects.</text:span></text:p>
                    </text:list-item>
                  </text:list>
                </text:list-item>
                <text:list-item>
                  <text:p text:style-name="P88">For each (visible) portal, re-render the scene from a different camera. <text:span text:style-name="T42">Need to retain depth-buffer and stencil buffer.</text:span></text:p>
                </text:list-item>
              </text:list>
            </text:list-item>
            <text:list-item>
              <text:p text:style-name="P89">~The above is limited to 8 portals and does not provide a way to tell when a portal is on screen to invoke recursion. There may be another paradigm that works better.</text:p>
            </text:list-item>
          </text:list>
        </text:list-item>
        <text:list-item>
          <text:p text:style-name="P90">Advanced-OpenGL/Face-culling</text:p>
          <text:list>
            <text:list-item>
              <text:p text:style-name="P91">Triangle orientation is determined by "winding order" convention: <text:span text:style-name="T67">CCW = front-facing.</text:span></text:p>
            </text:list-item>
            <text:list-item>
              <text:p text:style-name="P92">glEnable(GL_CULL_FACE);</text:p>
            </text:list-item>
          </text:list>
        </text:list-item>
        <text:list-item>
          <text:p text:style-name="P93">Advanced-OpenGL/Framebuffers</text:p>
          <text:list>
            <text:list-item>
              <text:p text:style-name="P93">Can create auxiliary framebuffers. Allows rendering to textures or renderbuffer objects.</text:p>
            </text:list-item>
            <text:list-item>
              <text:p text:style-name="P94">Rendering to textures is interesting. Can do mirrors, tvs, <text:span text:style-name="T68">and</text:span> post-processing.</text:p>
            </text:list-item>
          </text:list>
        </text:list-item>
        <text:list-item>
          <text:p text:style-name="P95">Advanced-OpenGL/Advanced-Data</text:p>
          <text:list>
            <text:list-item>
              <text:p text:style-name="P95"><text:soft-page-break/>Manage buffers in "interleaved" format or "batch" format.</text:p>
              <text:list>
                <text:list-item>
                  <text:p text:style-name="P96">"Batch" is normally how you would store and read <text:span text:style-name="T69">vertex attribute files.</text:span></text:p>
                </text:list-item>
              </text:list>
            </text:list-item>
          </text:list>
        </text:list-item>
        <text:list-item>
          <text:p text:style-name="P97">Advanced-OpenGL/Instancing</text:p>
          <text:list>
            <text:list-item>
              <text:p text:style-name="P97">Without: performance breaks down at ~1500 asteroids. With: 100000 astroids ok!</text:p>
            </text:list-item>
          </text:list>
        </text:list-item>
      </text:list>
      <text:h text:style-name="Heading_20_1" text:outline-level="1"><text:bookmark-start text:name="__RefHeading___Toc276_139757363"/>Architectures/<text:span text:style-name="T57">views</text:span><text:bookmark-end text:name="__RefHeading___Toc276_139757363"/></text:h>
      <text:h text:style-name="P219" text:outline-level="2"><text:bookmark-start text:name="__RefHeading___Toc278_139757363"/>Scene rendering with portals: Recursive execution/algorithm<text:bookmark-end text:name="__RefHeading___Toc278_139757363"/></text:h>
      <text:p text:style-name="P12">Flaw <text:span text:style-name="T120">1</text:span>: <text:span text:style-name="T100">Automatically re-renders scene through dest-portal. Though the effect can be hidden in one-sided portal mode, this is a serious flaw. To fix, need a way to hide the destination-portal temporarily for just the "very next" render pass.</text:span></text:p>
      <text:p text:style-name="P16">Flaw 2: <text:span text:style-name="T121">Objects in the destination scene which sit between the dest-portal and the camera can be seen.</text:span></text:p>
      <text:p text:style-name="P19">Attribution: <text:span text:style-name="T65">Depth-first treatment was inspired by the "MiniPortal" tutorial.</text:span></text:p>
      <text:p text:style-name="P19"/>
      <text:list xml:id="list7508079831054606256" text:style-name="L26">
        <text:list-item>
          <text:p text:style-name="P98">The stencil buffer is initialized to <text:span text:style-name="T59">all 255s, and reduces by one for every recursive render (starting at recursion level 0). Following a recursive render, the portal region in the stencil buffer is re-initialized to the outer value.</text:span></text:p>
          <text:list>
            <text:list-item>
              <text:p text:style-name="P99">Supply ref=<text:span text:style-name="T102">255 - </text:span>level_of_recursion.</text:p>
            </text:list-item>
            <text:list-item>
              <text:p text:style-name="P100"><text:span text:style-name="T107">Will use s</text:span>tencil test with glStencilFunc(GL_GEQUAL, ref, 0xFF).</text:p>
              <text:list>
                <text:list-item>
                  <text:p text:style-name="P101"><text:span text:style-name="T103">Should m</text:span>ean that the stencil test succeeds when <text:span text:style-name="T103">looking at the current (=ref), or potentially deeper, portal recursion; fails when looking outside the current portal recursion.</text:span></text:p>
                </text:list-item>
                <text:list-item>
                  <text:p text:style-name="P102"><text:span text:style-name="T104">Syntax: </text:span>Passes when <text:span text:style-name="T105">stencil &lt;= </text:span>ref <text:span text:style-name="T106">(aka, ref GEQUAL stencil)</text:span>. <text:span text:style-name="T60">Fails when stencil &gt; ref.</text:span></text:p>
                </text:list-item>
                <text:list-item>
                  <text:p text:style-name="P103">Rational<text:span text:style-name="T58">e: Then stencil buffer blocks every pixel outside the current recursion.</text:span></text:p>
                </text:list-item>
              </text:list>
            </text:list-item>
            <text:list-item>
              <text:p text:style-name="P115">One-sided portals, one option: Use glStencilMaskSeparate().</text:p>
              <text:list>
                <text:list-item>
                  <text:p text:style-name="P116">It really only makes sense to use one-sided portals on closed <text:span text:style-name="T145">(that is, volume-enclosing) </text:span>surfaces.</text:p>
                </text:list-item>
              </text:list>
            </text:list-item>
          </text:list>
        </text:list-item>
      </text:list>
      <text:p text:style-name="P20"/>
      <text:list xml:id="list2426454663290" text:continue-numbering="true" text:style-name="L26">
        <text:list-item>
          <text:p text:style-name="P105">Draw scene objects…</text:p>
        </text:list-item>
        <text:list-item>
          <text:p text:style-name="P105">When drawing a portal surface:</text:p>
          <text:list>
            <text:list-item>
              <text:p text:style-name="P139">Precondition<text:span text:style-name="T146">s</text:span>:</text:p>
              <text:list>
                <text:list-item>
                  <text:p text:style-name="P139">The stencil buffer contains only values <text:span text:style-name="T135">&gt;= ref.</text:span></text:p>
                </text:list-item>
                <text:list-item>
                  <text:p text:style-name="P143">glStencilFunc(GL_GEQUAL, ref, 0xFF);</text:p>
                </text:list-item>
                <text:list-item>
                  <text:p text:style-name="P143">glStencilOp(GL_KEEP, GL_KEEP, GL_REPLACE);</text:p>
                </text:list-item>
              </text:list>
            </text:list-item>
            <text:list-item>
              <text:p text:style-name="P106"><text:span text:style-name="T101">Paint</text:span> the silhouette of the portal surface <text:span text:style-name="T101">as a (ref-1) mask in the stencil buffer.</text:span></text:p>
              <text:list>
                <text:list-item>
                  <text:p text:style-name="P107">Apply the stencil test: <text:span text:style-name="T7">The boundary of an outer portal, if there is one, should apply.</text:span></text:p>
                  <text:list>
                    <text:list-item>
                      <text:p text:style-name="P108">The recursion level (and thus the value of ref) is like for a non-portal.</text:p>
                    </text:list-item>
                    <text:list-item>
                      <text:p text:style-name="P109"><text:span text:style-name="T110">Therefore, t</text:span>est with <text:span text:style-name="T108">glStencilFunc(GL_GEQUAL, ref, 0xFF)</text:span></text:p>
                      <text:list>
                        <text:list-item>
                          <text:p text:style-name="P110"><text:soft-page-break/>This should already be set by an outer call, <text:span text:style-name="T116">since ordinary objects should be using the same test.</text:span></text:p>
                        </text:list-item>
                      </text:list>
                    </text:list-item>
                    <text:list-item>
                      <text:p text:style-name="P111"><text:span text:style-name="T8">Note</text:span><text:span text:style-name="T4">: </text:span><text:span text:style-name="T9">If a closer portal is rendered first, </text:span><text:span text:style-name="T10">and capped off with the stencil buffer </text:span><text:span text:style-name="T12">(</text:span><text:span text:style-name="T13">proper post-capping</text:span><text:span text:style-name="T12"> is a guarantee of the above precondition)</text:span><text:span text:style-name="T10">, then the above test will correctly block that portion of the screen. No extraneous pixels.</text:span></text:p>
                    </text:list-item>
                  </text:list>
                </text:list-item>
                <text:list-item>
                  <text:p text:style-name="P112"><text:span text:style-name="T112">Preserve depth buffer – disable write</text:span>.</text:p>
                  <text:list>
                    <text:list-item>
                      <text:p text:style-name="P104">Rationale: The rendering of a portal is blocked by closer objects.</text:p>
                    </text:list-item>
                  </text:list>
                </text:list-item>
                <text:list-item>
                  <text:p text:style-name="P113">Enable writing to the color buffer, but <text:span text:style-name="T134">initialize to "viewport background".</text:span></text:p>
                  <text:list>
                    <text:list-item>
                      <text:p text:style-name="P114"><text:span text:style-name="T4">Rationale: We want the portal object itself to be invisible. </text:span><text:span text:style-name="T11">Must c</text:span><text:span text:style-name="T6">lear the color buffer </text:span><text:span text:style-name="T11">of garbage</text:span>.</text:p>
                    </text:list-item>
                    <text:list-item>
                      <text:p text:style-name="P141"><text:span text:style-name="T136">Unless one-sided portal mode, </text:span><text:span text:style-name="T139">in which case, cull</text:span><text:span text:style-name="T136"> backfaces. </text:span><text:span text:style-name="T137">(It is too complicated to draw backfaces like normal but treat frontfaces like portals).</text:span></text:p>
                    </text:list-item>
                  </text:list>
                </text:list-item>
                <text:list-item>
                  <text:p text:style-name="P123">Prime the stencil buffer for rendering the scene through this portal.</text:p>
                  <text:list>
                    <text:list-item>
                      <text:p text:style-name="P124">Stencil update with glStencilOp(GL_KEEP, GL_KEEP, GL_DECR).</text:p>
                      <text:list>
                        <text:list-item>
                          <text:p text:style-name="P119">If one-sided, <text:span text:style-name="T111">use glStencilOpSeparate(GL_FRONT, <text:s/>GL_KEEP, GL_KEEP, GL_DECR); and glStencilOpSeparate(GL_BACK, <text:s/>GL_KEEP, GL_KEEP, GL_KEEP);</text:span></text:p>
                        </text:list-item>
                      </text:list>
                    </text:list-item>
                    <text:list-item>
                      <text:p text:style-name="P125">Draw the portal surface.</text:p>
                    </text:list-item>
                    <text:list-item>
                      <text:p text:style-name="P142"><text:span text:style-name="T138">R</text:span><text:span text:style-name="T136">estore glStencilOp(GL_KEEP, GL_KEEP, GL_REPLACE);</text:span></text:p>
                      <text:list>
                        <text:list-item>
                          <text:p text:style-name="P142"><text:span text:style-name="T136">This should be the default. It applies broadly: </text:span><text:span text:style-name="T141">both to ordinary objects (it's same as GL_KEEP, given the invariant), and to capping off (exiting) the portal view</text:span><text:span text:style-name="T140">. </text:span><text:span text:style-name="T142">Technically, by keeping the invariant for recursive portal renders, stencil writes can be disabled for ordinary objects. </text:span><text:span text:style-name="T143">(Use glStencilMask(0x0)).</text:span></text:p>
                        </text:list-item>
                      </text:list>
                    </text:list-item>
                  </text:list>
                </text:list-item>
              </text:list>
            </text:list-item>
            <text:list-item>
              <text:p text:style-name="P126">Push <text:span text:style-name="T113">current </text:span>camera transform <text:span text:style-name="T61">to matrix stack.</text:span></text:p>
            </text:list-item>
            <text:list-item>
              <text:p text:style-name="P127">Calculate a <text:span text:style-name="T62">new camera relative to old camera and the two portals, and push to matrix stack.</text:span></text:p>
            </text:list-item>
            <text:list-item>
              <text:p text:style-name="P128"><text:span text:style-name="T148">Just before rendering scene recursively:</text:span></text:p>
              <text:list>
                <text:list-item>
                  <text:p text:style-name="P145"><text:span text:style-name="T149">Present</text:span> conditions:</text:p>
                  <text:list>
                    <text:list-item>
                      <text:p text:style-name="P131">glStencilOp(GL_KEEP, GL_KEEP, GL_REPLACE);</text:p>
                    </text:list-item>
                    <text:list-item>
                      <text:p text:style-name="P146">The stencil buffer contains only values &gt;= ref - 1</text:p>
                    </text:list-item>
                  </text:list>
                </text:list-item>
                <text:list-item>
                  <text:p text:style-name="P130"><text:span text:style-name="T147">Need to set:</text:span></text:p>
                  <text:list>
                    <text:list-item>
                      <text:p text:style-name="P130">glStencilFunc(GL_GEQUAL, ref - 1, 0xFF);</text:p>
                    </text:list-item>
                  </text:list>
                </text:list-item>
              </text:list>
            </text:list-item>
            <text:list-item>
              <text:p text:style-name="P132">Invoke the render scene <text:span text:style-name="T64">routine, incrementing the recursion level.</text:span></text:p>
              <text:list>
                <text:list-item>
                  <text:p text:style-name="P133"><text:span text:style-name="T114">Somehow t</text:span>rick the depth buffer to <text:span text:style-name="T63">discard fragments from behind the "out" portal.</text:span></text:p>
                </text:list-item>
                <text:list-item>
                  <text:p text:style-name="P134">The recursion <text:span text:style-name="T115">must be halted at </text:span>some point.</text:p>
                </text:list-item>
              </text:list>
            </text:list-item>
            <text:list-item>
              <text:p text:style-name="P135">Pop the camera transform from <text:span text:style-name="T117">the matrix </text:span>stack.</text:p>
            </text:list-item>
            <text:list-item>
              <text:p text:style-name="P136">Return to stencil <text:span text:style-name="T150">test </text:span>configuration for current, ordinary scene:</text:p>
              <text:list>
                <text:list-item>
                  <text:p text:style-name="P136">glStencilFunc(GL_GEQUAL, ref, 0xFF);</text:p>
                </text:list-item>
                <text:list-item>
                  <text:p text:style-name="P129">glStencilOp(GL_KEEP, GL_KEEP, GL_REPLACE);</text:p>
                  <text:list>
                    <text:list-item>
                      <text:p text:style-name="P147"><text:soft-page-break/>This has already been set.</text:p>
                    </text:list-item>
                  </text:list>
                </text:list-item>
              </text:list>
            </text:list-item>
            <text:list-item>
              <text:p text:style-name="P137">Write over <text:span text:style-name="T144">the depth buffer and the restore the stencil buffer using the silhouette of the portal surface.</text:span></text:p>
              <text:list>
                <text:list-item>
                  <text:p text:style-name="P117">Reset the stencil buffer <text:span text:style-name="T109">to the current recursion level (just outside this portal).</text:span></text:p>
                  <text:list>
                    <text:list-item>
                      <text:p text:style-name="P118">Stencil update with glStencilOp(GL_KEEP, GL_KEEP, GL_REPLACE).</text:p>
                      <text:list>
                        <text:list-item>
                          <text:p text:style-name="P120">If one-sided, <text:span text:style-name="T111">use glStencilOpSeparate(GL_FRONT, <text:s/>GL_KEEP, GL_KEEP, GL_REPLACE); and glStencilOpSeparate(GL_BACK, <text:s/>GL_KEEP, GL_KEEP, GL_KEEP);</text:span></text:p>
                        </text:list-item>
                        <text:list-item>
                          <text:p text:style-name="P121">This should already be set by outer call, since closer ordinary objects also reset the stencil buffer when rendered after a portal in the same recursion level.</text:p>
                        </text:list-item>
                        <text:list-item>
                          <text:p text:style-name="P148">Requires glStencilFunc(GL_GEQUAL, ref, 0xFF), <text:span text:style-name="T151">which is also</text:span> set above.</text:p>
                        </text:list-item>
                      </text:list>
                    </text:list-item>
                  </text:list>
                </text:list-item>
                <text:list-item>
                  <text:p text:style-name="P122"><text:span text:style-name="T138">Draw the portal surface.</text:span></text:p>
                </text:list-item>
              </text:list>
            </text:list-item>
            <text:list-item>
              <text:p text:style-name="P138">Return depth buffer and color buffer to render ordinary objects.</text:p>
            </text:list-item>
            <text:list-item>
              <text:p text:style-name="P149">Postconditions:</text:p>
              <text:list>
                <text:list-item>
                  <text:p text:style-name="P140">The stencil buffer contains only values <text:span text:style-name="T135">&gt;= ref.</text:span></text:p>
                </text:list-item>
                <text:list-item>
                  <text:p text:style-name="P144">glStencilFunc(GL_GEQUAL, ref, 0xFF);</text:p>
                </text:list-item>
                <text:list-item>
                  <text:p text:style-name="P144">glStencilOp(GL_KEEP, GL_KEEP, GL_REPLACE);</text:p>
                </text:list-item>
              </text:list>
            </text:list-item>
          </text:list>
        </text:list-item>
      </text:list>
      <text:p text:style-name="P21"/>
      <text:p text:style-name="P63">Accessing the level of recursion should be a concern of the <text:span text:style-name="T123">portal infrastructure and derivatives, not scene drawing in general.</text:span></text:p>
      <text:p text:style-name="P64">To fix Flaw 1: <text:span text:style-name="T124">Alongside the recursive drawing mechanics, keep track of the dest-portal through which the scene is currently being drawn. (For the initial recursive level, this should be a NULL pointer). Henceforth, when drawing a portal as part of a scene, query whether the portal currently being drawn is identical to the previously set dest-portal; if so, draw nothing for the current portal.</text:span></text:p>
      <text:p text:style-name="P65">To fix Flaw 2: <text:span text:style-name="T125">P</text:span>aint the portal surface <text:span text:style-name="T125">into a secondary depth buffer</text:span>; then do the depth test with an opposite comparison, so that thing<text:span text:style-name="T122">s</text:span> nearer than the dest-portal fail the test.</text:p>
      <text:h text:style-name="P220" text:outline-level="2"><text:bookmark-start text:name="__RefHeading___Toc307_139757363"/>Impact of the portal coordinate transform on <text:span text:style-name="T90">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o keep things simple and yet extensible, the ideal mesh <text:span text:style-name="T92">abstraction is that of two possible descriptions: one (future) being a classic triangle/polygon specificiation, and the other being through raw OpenGL. The separation of object model matrix from mesh data just means defining the boundary </text:span><text:soft-page-break/><text:span text:style-name="T92">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7">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d surface of the tunnel.) If so desired, it would be theoretically 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91">The PolygonMesh</text:span> <text:span text:style-name="T93">morph</text:span> of <text:span text:style-name="T91">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Scene container</text:h>
      <text:p text:style-name="P14">Todo...</text:p>
      <text:h text:style-name="Heading_20_1" text:outline-level="1"><text:bookmark-start text:name="__RefHeading___Toc280_139757363"/>Unsorted Notes<text:bookmark-end text:name="__RefHeading___Toc280_139757363"/></text:h>
      <text:list xml:id="list4884234897445975967" text:style-name="L27">
        <text:list-item>
          <text:p text:style-name="P189">I Googled "Portal OpenGl." Leading the <text:span text:style-name="T25">list of</text:span> result<text:span text:style-name="T25">s</text:span> was this WikiBooks walkthrough:</text:p>
          <text:list>
            <text:list-item>
              <text:p text:style-name="P189">&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190">I am unsettled by the prospect of stealing ideas. I need clear boundaries on <text:span text:style-name="T26">what counts as plagiarism here.</text:span></text:p>
          <text:list>
            <text:list-item>
              <text:p text:style-name="P191">If this were a scientific or production setting, <text:span text:style-name="T28">it would be a waste of time to </text:span>invent the wheel. Build or buy.</text:p>
            </text:list-item>
            <text:list-item>
              <text:p text:style-name="P192">But this is a creative project. <text:span text:style-name="T27">Usually that means I have an independent goal and look for creative solutions to work toward my own goal. So, it may be fine to include outside sources, but they should not define my project.</text:span></text:p>
            </text:list-item>
            <text:list-item>
              <text:p text:style-name="P193">A reason to peek at the tutorial would be to see potential roadblocks ahead of time. <text:span text:style-name="T30">E.g., how much more about OpenGL do I need to know, beyond "stencil rendering"?</text:span></text:p>
            </text:list-item>
          </text:list>
        </text:list-item>
        <text:list-item>
          <text:p text:style-name="P194">I need to have a better grasp on what OpenGL can do. <text:span text:style-name="T34">Perhaps use my </text:span>approach to learning Python, but in a focused, condensed schedule.</text:p>
        </text:list-item>
        <text:list-item>
          <text:p text:style-name="P195">I have a Firefox bookmark for <text:a xlink:type="simple" xlink:href="https://learnopengl.com/" text:style-name="Internet_20_link" text:visited-style-name="Visited_20_Internet_20_Link"><text:span text:style-name="T31">https://learnopengl.com/</text:span></text:a><text:span text:style-name="T31">.</text:span></text:p>
          <text:list>
            <text:list-item>
              <text:p text:style-name="P196">This tutorial-based presentation of the capabilities of OpenGL is slow and conversational, but it is clear enough that I will keep reading.</text:p>
            </text:list-item>
            <text:list-item>
              <text:p text:style-name="P201"><text:soft-page-break/><text:span text:style-name="T31">The Shaders section &lt;</text:span><text:a xlink:type="simple" xlink:href="https://learnopengl.com/#!Getting-started/Shaders" text:style-name="Internet_20_link" text:visited-style-name="Visited_20_Internet_20_Link"><text:span text:style-name="T31">https://learnopengl.com/#!Getting-started/Shaders</text:span></text:a><text:span text:style-name="T31">&gt; </text:span><text:span text:style-name="T32">is informative. It concludes with source code for a shader-compilation system: a class which reads shader programs from text files and enacts the gl busy work of getting those shader programs to the GPU.</text:span></text:p>
              <text:list>
                <text:list-item>
                  <text:p text:style-name="P202"><text:span text:style-name="T32">I </text:span><text:span text:style-name="T31">should investigate the licensing of that source code, because I think I'd like to do some procedural textures using shaders, to add interesting effects to my game/</text:span><text:span text:style-name="T33">world</text:span><text:span text:style-name="T31">.</text:span></text:p>
                </text:list-item>
              </text:list>
            </text:list-item>
            <text:list-item>
              <text:p text:style-name="P197">The Advanced OpenGL menu includes the following topics: Depth testing; Stencil testing; Blending; Face culling; Framebuffers; Cubemaps; Advanced Data; Advanced GLSL; Geometry Shader; Instancing; Anti Aliasing.</text:p>
            </text:list-item>
          </text:list>
        </text:list-item>
        <text:list-item>
          <text:p text:style-name="P198">VTK comes with some good examples. My installation is in ~/data/applications/VTK-6.3.0/. I studied the examples in Examples/Tutorial/Step4/ and …/Step5/.</text:p>
          <text:list>
            <text:list-item>
              <text:p text:style-name="P199">I also built the example programs in temporary subdirectories.</text:p>
            </text:list-item>
            <text:list-item>
              <text:p text:style-name="P200">To keep CMake happy, I changed the argument of find_package() to (VTK REQUIRED). This allowed me to run "cmake ." then "make" and finally "./Cone4".</text:p>
            </text:list-item>
          </text:list>
        </text:list-item>
        <text:list-item>
          <text:p text:style-name="P203"><text:span text:style-name="T31">The VTK 6.3 doxygen is hosted at &lt;</text:span><text:a xlink:type="simple" xlink:href="http://www.vtk.org/doc/release/6.3/html/annotated.html" text:style-name="Internet_20_link" text:visited-style-name="Visited_20_Internet_20_Link"><text:span text:style-name="T31">http://www.vtk.org/doc/release/6.3/html/annotated.html</text:span></text:a><text:span text:style-name="T31">&gt;</text:span></text:p>
        </text:list-item>
        <text:list-item>
          <text:p text:style-name="P214"><text:span text:style-name="T31">I am using GL version 3.0 Mesa 11.2.0. (See glGetString(GL_VERSION)).</text:span></text:p>
        </text:list-item>
      </text:list>
      <text:h text:style-name="P217"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58">Time spent (approx.)</text:p>
            </table:table-cell>
            <table:table-cell table:style-name="Chronology.A1" office:value-type="string">
              <text:p text:style-name="P59">Activity</text:p>
            </table:table-cell>
          </table:table-row>
        </table:table-header-rows>
        <table:table-row>
          <table:table-cell table:style-name="Chronology.A2" table:number-columns-spanned="2" office:value-type="string">
            <text:p text:style-name="P36">Total <text:span text:style-name="T131">(before winter break)</text:span> = <text:span text:style-name="T98">27hr15min</text:span></text:p>
          </table:table-cell>
          <table:covered-table-cell/>
        </table:table-row>
        <table:table-row>
          <table:table-cell table:style-name="Chronology.A3" office:value-type="string">
            <text:p text:style-name="P23">30m</text:p>
          </table:table-cell>
          <table:table-cell table:style-name="Chronology.B3" office:value-type="string">
            <text:p text:style-name="P24">Set up documents.</text:p>
          </table:table-cell>
        </table:table-row>
        <table:table-row>
          <table:table-cell table:style-name="Chronology.A51" office:value-type="string">
            <text:p text:style-name="P25">30m</text:p>
          </table:table-cell>
          <table:table-cell table:style-name="Chronology.B51" office:value-type="string">
            <text:p text:style-name="P26">Draft requirements and exploratory questions.</text:p>
          </table:table-cell>
        </table:table-row>
        <table:table-row>
          <table:table-cell table:style-name="Chronology.A51" office:value-type="string">
            <text:p text:style-name="P27">30m</text:p>
          </table:table-cell>
          <table:table-cell table:style-name="Chronology.B51" office:value-type="string">
            <text:p text:style-name="P27">Get example program (fancy.vtk) compiling/running.</text:p>
            <text:p text:style-name="P27">Set up git. Write attributions.</text:p>
          </table:table-cell>
        </table:table-row>
        <table:table-row>
          <table:table-cell table:style-name="Chronology.A17" office:value-type="string">
            <text:p text:style-name="P28"><text:span text:style-name="T23">2</text:span>hr</text:p>
          </table:table-cell>
          <table:table-cell table:style-name="Chronology.B51" office:value-type="string">
            <text:p text:style-name="P28">Learn how to use (multiple) display lists. Set up simple scene.</text:p>
          </table:table-cell>
        </table:table-row>
        <table:table-row>
          <table:table-cell table:style-name="Chronology.A17" office:value-type="string">
            <text:p text:style-name="P29">10min</text:p>
          </table:table-cell>
          <table:table-cell table:style-name="Chronology.B51" office:value-type="string">
            <text:p text:style-name="P30"><text:span text:style-name="T29">Google, p</text:span>review WikiBooks OpenGL/Portal tutorial.</text:p>
          </table:table-cell>
        </table:table-row>
        <table:table-row>
          <table:table-cell table:style-name="Chronology.A17" office:value-type="string">
            <text:p text:style-name="P29">20min</text:p>
          </table:table-cell>
          <table:table-cell table:style-name="Chronology.B51" office:value-type="string">
            <text:p text:style-name="P29">Evaluate project direction and to what extent outside sources can be integrated.</text:p>
          </table:table-cell>
        </table:table-row>
        <table:table-row>
          <table:table-cell table:style-name="Chronology.A17" office:value-type="string">
            <text:p text:style-name="P31">50min</text:p>
          </table:table-cell>
          <table:table-cell table:style-name="Chronology.B51" office:value-type="string">
            <text:p text:style-name="P31">Overview LearnOpenGL.com: Intro, shaders, PBR.</text:p>
          </table:table-cell>
        </table:table-row>
        <table:table-row>
          <table:table-cell table:style-name="Chronology.A17" office:value-type="string">
            <text:p text:style-name="P32">20min</text:p>
          </table:table-cell>
          <table:table-cell table:style-name="Chronology.B51" office:value-type="string">
            <text:p text:style-name="P32">Read advanced/Depth-testing</text:p>
          </table:table-cell>
        </table:table-row>
        <table:table-row>
          <table:table-cell table:style-name="Chronology.A17" office:value-type="string">
            <text:p text:style-name="P33">1<text:span text:style-name="T56">40</text:span>min</text:p>
          </table:table-cell>
          <table:table-cell table:style-name="Chronology.B51" office:value-type="string">
            <text:p text:style-name="P33">Read advanced/Stencil-testing and <text:span text:style-name="T53">struggle</text:span> to bend to multiple portals.</text:p>
          </table:table-cell>
        </table:table-row>
        <table:table-row>
          <table:table-cell table:style-name="Chronology.A17" office:value-type="string">
            <text:p text:style-name="P34">1hr</text:p>
          </table:table-cell>
          <table:table-cell table:style-name="Chronology.B51" office:value-type="string">
            <text:p text:style-name="P35">Resolve stencil buffer <text:span text:style-name="T66">and write scene management pseudocode.</text:span></text:p>
          </table:table-cell>
        </table:table-row>
        <table:table-row>
          <table:table-cell table:style-name="Chronology.A17" office:value-type="string">
            <text:p text:style-name="P37">25min</text:p>
          </table:table-cell>
          <table:table-cell table:style-name="Chronology.B51" office:value-type="string">
            <text:p text:style-name="P37">Review Mini-portal tutorial to see if there were any hints about behind-portal blocking.</text:p>
          </table:table-cell>
        </table:table-row>
        <table:table-row>
          <table:table-cell table:style-name="Chronology.A17" office:value-type="string">
            <text:p text:style-name="P38">1hr</text:p>
          </table:table-cell>
          <table:table-cell table:style-name="Chronology.B51" office:value-type="string">
            <text:p text:style-name="P38">Skim the rest of the OpenGL advanced topics.</text:p>
          </table:table-cell>
        </table:table-row>
        <table:table-row>
          <table:table-cell table:style-name="Chronology.A17" office:value-type="string">
            <text:p text:style-name="P39">20min</text:p>
          </table:table-cell>
          <table:table-cell table:style-name="Chronology.B51" office:value-type="string">
            <text:p text:style-name="P39">Derive the portal coordinate transform</text:p>
          </table:table-cell>
        </table:table-row>
        <table:table-row>
          <table:table-cell table:style-name="Chronology.A17" office:value-type="string">
            <text:p text:style-name="P39">1hr</text:p>
          </table:table-cell>
          <table:table-cell table:style-name="Chronology.B51" office:value-type="string">
            <text:p text:style-name="P39">Study the vtk mapper/actor/renderer/interactor pipeline: examples by Hank and Kitware.</text:p>
          </table:table-cell>
        </table:table-row>
        <table:table-row>
          <table:table-cell table:style-name="Chronology.A17" office:value-type="string">
            <text:p text:style-name="P40">40min</text:p>
          </table:table-cell>
          <table:table-cell table:style-name="Chronology.B51" office:value-type="string">
            <text:p text:style-name="P40">Search in vain for VTK documentation. (It's got to be somewhere?)</text:p>
          </table:table-cell>
        </table:table-row>
        <table:table-row>
          <table:table-cell table:style-name="Chronology.A18" office:value-type="string">
            <text:p text:style-name="P41"><text:span text:style-name="T77">30</text:span>min</text:p>
          </table:table-cell>
          <table:table-cell table:style-name="Chronology.B51" office:value-type="string">
            <text:p text:style-name="P41">Reason about matrix multiplication order.</text:p>
          </table:table-cell>
        </table:table-row>
        <table:table-row>
          <table:table-cell table:style-name="Chronology.A51" office:value-type="string">
            <text:p text:style-name="P42">10min</text:p>
          </table:table-cell>
          <table:table-cell table:style-name="Chronology.B51" office:value-type="string">
            <text:p text:style-name="P42">Correct the portal coordinate transform</text:p>
          </table:table-cell>
        </table:table-row>
        <table:table-row>
          <table:table-cell table:style-name="Chronology.A29" office:value-type="string">
            <text:p text:style-name="P43">25min</text:p>
          </table:table-cell>
          <table:table-cell table:style-name="Chronology.B51" office:value-type="string">
            <text:p text:style-name="P43">Browse OpenGL extensions, including glm (maybe used in vtk?) and OpenSceneGraph.</text:p>
          </table:table-cell>
        </table:table-row>
        <table:table-row>
          <table:table-cell table:style-name="Chronology.A29" office:value-type="string">
            <text:p text:style-name="P44">45min</text:p>
          </table:table-cell>
          <table:table-cell table:style-name="Chronology.B51" office:value-type="string">
            <text:p text:style-name="P44">Look for docs/examples??</text:p>
          </table:table-cell>
        </table:table-row>
        <table:table-row>
          <table:table-cell table:style-name="Chronology.A29" office:value-type="string">
            <text:p text:style-name="P46">35min</text:p>
          </table:table-cell>
          <table:table-cell table:style-name="Chronology.B51" office:value-type="string">
            <text:p text:style-name="P45"><text:span text:style-name="T79">Try to figure out how to use vtkCamera:: Get/</text:span>SetModelTransformMatrix<text:span text:style-name="T78">()</text:span></text:p>
          </table:table-cell>
        </table:table-row>
        <table:table-row>
          <table:table-cell table:style-name="Chronology.A29" office:value-type="string">
            <text:p text:style-name="P47">15min</text:p>
          </table:table-cell>
          <table:table-cell table:style-name="Chronology.B51" office:value-type="string">
            <text:p text:style-name="P47">Return to OpenGL matrices.</text:p>
          </table:table-cell>
        </table:table-row>
        <table:table-row>
          <table:table-cell table:style-name="Chronology.A29" office:value-type="string">
            <text:p text:style-name="P48">40min</text:p>
          </table:table-cell>
          <table:table-cell table:style-name="Chronology.B51" office:value-type="string">
            <text:p text:style-name="P48">Created a way to print the current OpenGL ModelView matrix.</text:p>
          </table:table-cell>
        </table:table-row>
        <table:table-row>
          <table:table-cell table:style-name="Chronology.A29" office:value-type="string">
            <text:p text:style-name="P49">3hr20m</text:p>
          </table:table-cell>
          <table:table-cell table:style-name="Chronology.B51" office:value-type="string">
            <text:p text:style-name="P49">Puzzle over matrices, <text:span text:style-name="T95">meshes; document plan for tracking portal orientation.</text:span></text:p>
          </table:table-cell>
        </table:table-row>
        <table:table-row>
          <table:table-cell table:style-name="Chronology.A29" office:value-type="string">
            <text:p text:style-name="P50">3hr20m</text:p>
          </table:table-cell>
          <table:table-cell table:style-name="Chronology.B51" office:value-type="string">
            <text:p text:style-name="P50">Finish implementing/debugging the data type hierarchy and refactorization.</text:p>
          </table:table-cell>
        </table:table-row>
        <table:table-row>
          <table:table-cell table:style-name="Chronology.A29" office:value-type="string">
            <text:p text:style-name="P51">1hr</text:p>
          </table:table-cell>
          <table:table-cell table:style-name="Chronology.B51" office:value-type="string">
            <text:p text:style-name="P51">Clean up vtk harness and move my scene code to a run-once initializer.</text:p>
          </table:table-cell>
        </table:table-row>
        <table:table-row>
          <table:table-cell table:style-name="Chronology.A29" office:value-type="string">
            <text:p text:style-name="P52">40min</text:p>
          </table:table-cell>
          <table:table-cell table:style-name="Chronology.B51" office:value-type="string">
            <text:p text:style-name="P52">Refactor scene container</text:p>
          </table:table-cell>
        </table:table-row>
        <table:table-row>
          <table:table-cell table:style-name="Chronology.A29" office:value-type="string">
            <text:p text:style-name="P52">30min</text:p>
          </table:table-cell>
          <table:table-cell table:style-name="Chronology.B51" office:value-type="string">
            <text:p text:style-name="P52">Make an animation.</text:p>
          </table:table-cell>
        </table:table-row>
        <table:table-row>
          <table:table-cell table:style-name="Chronology.A30" office:value-type="string">
            <text:p text:style-name="P53">1hr40min</text:p>
          </table:table-cell>
          <table:table-cell table:style-name="Chronology.B51" office:value-type="string">
            <text:p text:style-name="P53">Add rotated planes (debug radians) and add color to the cube.</text:p>
          </table:table-cell>
        </table:table-row>
        <table:table-row>
          <table:table-cell table:style-name="Chronology.A51" office:value-type="string">
            <text:p text:style-name="P54">30min</text:p>
          </table:table-cell>
          <table:table-cell table:style-name="Chronology.B51" office:value-type="string">
            <text:p text:style-name="P54">Figure out what order to multiply the matrices.</text:p>
          </table:table-cell>
        </table:table-row>
        <text:soft-page-break/>
        <table:table-row>
          <table:table-cell table:style-name="Chronology.A51" office:value-type="string">
            <text:p text:style-name="P54">20min</text:p>
          </table:table-cell>
          <table:table-cell table:style-name="Chronology.B51" office:value-type="string">
            <text:p text:style-name="P54">Implement the transformation, with recursive draw.</text:p>
          </table:table-cell>
        </table:table-row>
        <table:table-row>
          <table:table-cell table:style-name="Chronology.A51" office:value-type="string">
            <text:p text:style-name="P55">1hr10m</text:p>
          </table:table-cell>
          <table:table-cell table:style-name="Chronology.B51" office:value-type="string">
            <text:p text:style-name="P55">Write prepared stencil buffering calls. Tried to debug. Realized OpenGL was acting like stencil buffering not enabled at all. <text:span text:style-name="T97">Remembered warning that not all frameworks give you stencil buffers</text:span></text:p>
          </table:table-cell>
        </table:table-row>
        <table:table-row>
          <table:table-cell table:style-name="Chronology.A41" office:value-type="string">
            <text:p text:style-name="P56">30min</text:p>
          </table:table-cell>
          <table:table-cell table:style-name="Chronology.B51" office:value-type="string">
            <text:p text:style-name="P56">Attempt to attach my own stencil buffer to the framebuffer.</text:p>
          </table:table-cell>
        </table:table-row>
        <table:table-row>
          <table:table-cell table:style-name="Chronology.A41" office:value-type="string">
            <text:p text:style-name="P41"/>
          </table:table-cell>
          <table:table-cell table:style-name="Chronology.B51" office:value-type="string">
            <text:p text:style-name="P41"/>
          </table:table-cell>
        </table:table-row>
        <table:table-row>
          <table:table-cell table:style-name="Chronology.A41" office:value-type="string">
            <text:p text:style-name="P41"/>
          </table:table-cell>
          <table:table-cell table:style-name="Chronology.B51" office:value-type="string">
            <text:p text:style-name="P221">Winter break:</text:p>
          </table:table-cell>
        </table:table-row>
        <table:table-row>
          <table:table-cell table:style-name="Chronology.A41" office:value-type="string">
            <text:p text:style-name="P57">2hr</text:p>
          </table:table-cell>
          <table:table-cell table:style-name="Chronology.B51" office:value-type="string">
            <text:p text:style-name="P57">Re-write <text:span text:style-name="T119">(in pseudocode) </text:span>the recursive portal rendering algorithm, according to my <text:span text:style-name="T118">latest </text:span>understanding of the stencil buffer (12/23).</text:p>
          </table:table-cell>
        </table:table-row>
        <table:table-row>
          <table:table-cell table:style-name="Chronology.A41" office:value-type="string">
            <text:p text:style-name="P222">30min</text:p>
          </table:table-cell>
          <table:table-cell table:style-name="Chronology.B51" office:value-type="string">
            <text:p text:style-name="P222">Plan sub-iterations to implement 2016.12.23 algorithm.</text:p>
          </table:table-cell>
        </table:table-row>
        <table:table-row>
          <table:table-cell table:style-name="Chronology.A41" office:value-type="string">
            <text:p text:style-name="P222">2hr</text:p>
          </table:table-cell>
          <table:table-cell table:style-name="Chronology.B51" office:value-type="string">
            <text:p text:style-name="P222">Code sub-iteration 1.3.A (recursion).</text:p>
          </table:table-cell>
        </table:table-row>
        <table:table-row>
          <table:table-cell table:style-name="Chronology.A41" office:value-type="string">
            <text:p text:style-name="P224">3hr10min</text:p>
          </table:table-cell>
          <table:table-cell table:style-name="Chronology.B51" office:value-type="string">
            <text:p text:style-name="P225">Create minimal VTK/OpenGL test window <text:span text:style-name="T132">program.</text:span></text:p>
          </table:table-cell>
        </table:table-row>
        <table:table-row>
          <table:table-cell table:style-name="Chronology.A41" office:value-type="string">
            <text:p text:style-name="P226">30min</text:p>
          </table:table-cell>
          <table:table-cell table:style-name="Chronology.B51" office:value-type="string">
            <text:p text:style-name="P226">Plan depth/stencil tests with simple overlapping (staggered in Z) geometry.</text:p>
          </table:table-cell>
        </table:table-row>
        <table:table-row>
          <table:table-cell table:style-name="Chronology.A42" office:value-type="string">
            <text:p text:style-name="P227">3hr50min</text:p>
          </table:table-cell>
          <table:table-cell table:style-name="Chronology.B51" office:value-type="string">
            <text:p text:style-name="P227">Implement <text:span text:style-name="T133">basic</text:span> stencil and depth scenarios. <text:span text:style-name="T133">TODO: record-restore; 2ndary depth buffer.</text:span></text:p>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row>
          <table:table-cell table:style-name="Chronology.A51" office:value-type="string">
            <text:p text:style-name="P41"/>
          </table:table-cell>
          <table:table-cell table:style-name="Chronology.B51" office:value-type="string">
            <text:p text:style-name="P4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28T00:23:28.907832117</dc:date>
    <meta:editing-duration>P6DT11H16M43S</meta:editing-duration>
    <meta:editing-cycles>860</meta:editing-cycles>
    <meta:document-statistic meta:table-count="1" meta:image-count="0" meta:object-count="0" meta:page-count="11" meta:paragraph-count="292" meta:word-count="3260" meta:character-count="20849" meta:non-whitespace-character-count="17995"/>
  </office:meta>
</office:document-meta>
</file>